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 Neue" svg:font-family="'Helvetica Neue', Helvetica, Tahoma, Arial, STXihei, 'Microsoft YaHei', sans-serif"/>
    <style:font-face style:name="Lohit Devanagari1" svg:font-family="'Lohit Devanagari'"/>
    <style:font-face style:name="Microsoft YaHei" svg:font-family="'Microsoft YaHei', Helvetica, Arial, 'Lucida Grande', Tahoma, sans-serif"/>
    <style:font-face style:name="Segoe UI Local" svg:font-family="'Segoe UI Local', 'Segoe WP', 'Segoe UI Web', SkypeUISymbol, Tahoma, 'Helvetica Neue', Helvetica, 'Meiryo UI', Meiryo, 'Arial Unicode MS'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officeooo:paragraph-rsid="0001b402"/>
    </style:style>
    <style:style style:name="P2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style:font-name="sans-serif" fo:font-size="12pt" fo:letter-spacing="normal" fo:font-style="normal" fo:font-weight="normal" officeooo:paragraph-rsid="0001b402"/>
    </style:style>
    <style:style style:name="P3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paragraph-rsid="0001b402" style:font-name-asian="sans-serif" style:font-size-asian="12pt" style:font-style-asian="normal" style:font-weight-asian="normal"/>
    </style:style>
    <style:style style:name="P4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1b4fd" officeooo:paragraph-rsid="0001b4fd" style:font-name-asian="sans-serif" style:font-size-asian="12pt" style:font-style-asian="normal" style:font-weight-asian="normal"/>
    </style:style>
    <style:style style:name="P5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fo:font-weight="bold" officeooo:rsid="0001b4fd" officeooo:paragraph-rsid="0001b4fd" style:font-name-asian="sans-serif" style:font-size-asian="12pt" style:font-style-asian="normal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811in" fo:widows="1" fo:text-indent="0in" style:auto-text-indent="false"/>
      <style:text-properties fo:font-variant="normal" fo:text-transform="none" fo:color="#333333" fo:letter-spacing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811in" fo:widows="1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291in" fo:text-align="justify" style:justify-single-word="false" fo:widows="1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291in" fo:text-align="justify" style:justify-single-word="false" fo:widows="1" fo:text-indent="0in" style:auto-text-indent="false" fo:padding="0in" fo:border="none"/>
      <style:text-properties fo:font-variant="normal" fo:text-transform="none" fo:color="#444444" fo:letter-spacing="normal"/>
    </style:style>
    <style:style style:name="P10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1b4fd" officeooo:paragraph-rsid="0001b4fd" style:font-name-asian="sans-serif" style:font-size-asian="12pt" style:font-style-asian="normal" style:font-weight-asian="normal"/>
    </style:style>
    <style:style style:name="P11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28af2" officeooo:paragraph-rsid="00028af2" style:font-name-asian="sans-serif" style:font-size-asian="12pt" style:font-style-asian="normal" style:font-weight-asian="normal"/>
    </style:style>
    <style:style style:name="P12" style:family="paragraph" style:parent-style-name="Standard" style:list-style-name="L1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28af2" officeooo:paragraph-rsid="00028af2" style:font-name-asian="sans-serif" style:font-size-asian="12pt" style:font-style-asian="normal" style:font-weight-asian="normal"/>
    </style:style>
    <style:style style:name="P13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28af2" officeooo:paragraph-rsid="00193d87" style:font-name-asian="sans-serif" style:font-size-asian="12pt" style:font-style-asian="normal" style:font-weight-asian="normal"/>
    </style:style>
    <style:style style:name="P14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28af2" officeooo:paragraph-rsid="002a49c6" style:font-name-asian="sans-serif" style:font-size-asian="12pt" style:font-style-asian="normal" style:font-weight-asian="normal"/>
    </style:style>
    <style:style style:name="P15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fo:font-weight="bold" officeooo:rsid="00028af2" officeooo:paragraph-rsid="00028af2" style:font-name-asian="sans-serif" style:font-size-asian="12pt" style:font-style-asian="normal" style:font-weight-asian="bold" style:font-weight-complex="bold"/>
    </style:style>
    <style:style style:name="P16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fo:font-weight="bold" officeooo:rsid="00028af2" officeooo:paragraph-rsid="00028af2" fo:background-color="#ffff00" style:font-name-asian="sans-serif" style:font-size-asian="12pt" style:font-style-asian="normal" style:font-weight-asian="bold" style:font-weight-complex="bold"/>
    </style:style>
    <style:style style:name="P17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28af2" officeooo:paragraph-rsid="00028af2" fo:background-color="#ffff00" style:font-name-asian="sans-serif" style:font-size-asian="12pt" style:font-style-asian="normal" style:font-weight-asian="normal"/>
    </style:style>
    <style:style style:name="P18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fo:font-style="italic" fo:font-weight="bold" officeooo:rsid="00028af2" officeooo:paragraph-rsid="00028af2" style:font-name-asian="sans-serif" style:font-size-asian="12pt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fo:font-style="italic" officeooo:rsid="00028af2" officeooo:paragraph-rsid="00028af2" style:font-name-asian="sans-serif" style:font-size-asian="12pt" style:font-style-asian="italic" style:font-weight-asian="normal" style:font-style-complex="italic"/>
    </style:style>
    <style:style style:name="P20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006633" fo:letter-spacing="normal" officeooo:rsid="00028af2" officeooo:paragraph-rsid="00028af2" style:font-name-asian="sans-serif" style:font-size-asian="12pt" style:font-style-asian="normal" style:font-weight-asian="normal"/>
    </style:style>
    <style:style style:name="P21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3465a4" fo:letter-spacing="normal" officeooo:rsid="00028af2" officeooo:paragraph-rsid="00028af2" style:font-name-asian="sans-serif" style:font-size-asian="12pt" style:font-style-asian="normal" style:font-weight-asian="normal"/>
    </style:style>
    <style:style style:name="P22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3465a4" fo:letter-spacing="normal" fo:font-weight="bold" officeooo:rsid="00028af2" officeooo:paragraph-rsid="00028af2" fo:background-color="#ffff00" style:font-name-asian="sans-serif" style:font-size-asian="12pt" style:font-style-asian="normal" style:font-weight-asian="bold" style:font-weight-complex="bold"/>
    </style:style>
    <style:style style:name="P23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ff3333" fo:letter-spacing="normal" officeooo:rsid="00028af2" officeooo:paragraph-rsid="00028af2" fo:background-color="#ffff00" style:font-name-asian="sans-serif" style:font-size-asian="12pt" style:font-style-asian="normal" style:font-weight-asian="normal"/>
    </style:style>
    <style:style style:name="P24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ff3333" fo:letter-spacing="normal" fo:font-style="italic" officeooo:rsid="00028af2" officeooo:paragraph-rsid="00028af2" style:font-name-asian="sans-serif" style:font-size-asian="12pt" style:font-style-asian="italic" style:font-weight-asian="normal" style:font-style-complex="italic"/>
    </style:style>
    <style:style style:name="T1" style:family="text">
      <style:text-properties fo:font-variant="normal" fo:text-transform="none" style:font-name="sans-serif" fo:font-size="12pt" fo:letter-spacing="normal" fo:font-style="normal" fo:font-weight="bold"/>
    </style:style>
    <style:style style:name="T2" style:family="text">
      <style:text-properties fo:font-variant="normal" fo:text-transform="none" style:font-name="sans-serif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style:font-name="sans-serif" fo:font-size="12pt" fo:letter-spacing="normal" fo:font-style="normal" fo:font-weight="bold" officeooo:rsid="0001b402" style:font-weight-asian="bold" style:font-weight-complex="bold"/>
    </style:style>
    <style:style style:name="T4" style:family="text">
      <style:text-properties fo:font-variant="normal" fo:text-transform="none" fo:color="#252525" fo:letter-spacing="normal" style:font-name-asian="sans-serif" style:font-size-asian="12pt" style:font-style-asian="normal" style:font-weight-asian="normal"/>
    </style:style>
    <style:style style:name="T5" style:family="text">
      <style:text-properties fo:font-variant="normal" fo:text-transform="none" fo:color="#252525" fo:letter-spacing="normal" fo:font-weight="bold" style:font-name-asian="sans-serif" style:font-size-asian="12pt" style:font-style-asian="normal" style:font-weight-asian="bold" style:font-weight-complex="bold"/>
    </style:style>
    <style:style style:name="T6" style:family="text">
      <style:text-properties fo:font-variant="normal" fo:text-transform="none" fo:color="#252525" style:font-name="sans-serif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Microsoft YaHei" fo:font-size="10.5pt" fo:letter-spacing="normal" fo:font-style="normal" fo:font-weight="bold" fo:background-color="#a0ffff" loext:char-shading-value="0" fo:padding="0in" fo:border="none"/>
    </style:style>
    <style:style style:name="T8" style:family="text">
      <style:text-properties fo:font-variant="normal" fo:text-transform="none" fo:color="#000000" style:font-name="Microsoft YaHei" fo:font-size="10.5pt" fo:letter-spacing="normal" fo:font-style="normal" fo:font-weight="bold" fo:background-color="#ffff66" loext:char-shading-value="0" fo:padding="0in" fo:border="none"/>
    </style:style>
    <style:style style:name="T9" style:family="text">
      <style:text-properties fo:font-variant="normal" fo:text-transform="none" fo:color="#000000" style:text-line-through-style="none" style:text-line-through-type="none" style:font-name="Microsoft YaHei" fo:font-size="10.5pt" fo:letter-spacing="normal" fo:font-style="normal" style:text-underline-style="none" fo:font-weight="bold" style:text-blinking="false" fo:background-color="#ffff66" loext:char-shading-value="0" fo:padding="0in" fo:border="none"/>
    </style:style>
    <style:style style:name="T10" style:family="text">
      <style:text-properties fo:font-variant="normal" fo:text-transform="none" fo:color="#000000" fo:letter-spacing="normal" fo:background-color="#a0ffff" loext:char-shading-value="0" style:font-name-asian="Microsoft YaHei" style:font-size-asian="10.5pt" style:font-style-asian="normal" style:font-weight-asian="bold" fo:padding="0in" fo:border="none"/>
    </style:style>
    <style:style style:name="T11" style:family="text">
      <style:text-properties fo:font-variant="normal" fo:text-transform="none" fo:color="#444444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fo:padding="0in" fo:border="none"/>
    </style:style>
    <style:style style:name="T12" style:family="text">
      <style:text-properties fo:font-variant="normal" fo:text-transform="none" fo:color="#444444" style:font-name="Microsoft YaHei" fo:font-size="10.5pt" fo:letter-spacing="normal" fo:font-style="normal" fo:font-weight="normal"/>
    </style:style>
    <style:style style:name="T13" style:family="text">
      <style:text-properties fo:font-variant="normal" fo:text-transform="none" fo:color="#444444" fo:letter-spacing="normal" style:font-name-asian="Microsoft YaHei" style:font-size-asian="10.5pt" style:font-style-asian="normal" style:font-weight-asian="normal"/>
    </style:style>
    <style:style style:name="T14" style:family="text">
      <style:text-properties fo:font-variant="normal" fo:text-transform="none" fo:color="#ffffff" fo:letter-spacing="normal" fo:background-color="#880000" loext:char-shading-value="0" style:font-name-asian="Microsoft YaHei" style:font-size-asian="10.5pt" style:font-style-asian="normal" style:font-weight-asian="bold" fo:padding="0in" fo:border="none"/>
    </style:style>
    <style:style style:name="T15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16" style:family="text"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T17" style:family="text">
      <style:text-properties fo:font-variant="normal" fo:text-transform="none" fo:color="#949494" style:text-line-through-style="none" style:text-line-through-type="none" style:font-name="Helvetica Neue" fo:font-size="12pt" fo:letter-spacing="normal" fo:font-style="italic" style:text-underline-style="none" fo:font-weight="bold" style:text-blinking="false" fo:padding="0in" fo:border="none"/>
    </style:style>
    <style:style style:name="T18" style:family="text">
      <style:text-properties style:font-name="Microsoft YaHei" fo:font-size="10.5pt" fo:font-style="normal" fo:font-weight="normal"/>
    </style:style>
    <style:style style:name="T19" style:family="text">
      <style:text-properties style:font-name-asian="Microsoft YaHei" style:font-size-asian="10.5pt" style:font-style-asian="normal" style:font-weight-asian="normal"/>
    </style:style>
    <style:style style:name="T20" style:family="text">
      <style:text-properties fo:color="#000000" style:font-name="Microsoft YaHei" fo:font-size="10.5pt" fo:font-style="normal" fo:font-weight="bold" fo:background-color="#ffff66" loext:char-shading-value="0" fo:padding="0in" fo:border="none"/>
    </style:style>
    <style:style style:name="T21" style:family="text">
      <style:text-properties fo:color="#000000" style:font-name="Microsoft YaHei" fo:font-size="10.5pt" fo:font-style="normal" fo:background-color="#a0ffff" loext:char-shading-value="0" fo:padding="0in" fo:border="none"/>
    </style:style>
    <style:style style:name="T22" style:family="text">
      <style:text-properties fo:color="#000000" fo:background-color="#a0ffff" loext:char-shading-value="0" style:font-name-asian="Microsoft YaHei" style:font-size-asian="10.5pt" fo:padding="0in" fo:border="none"/>
    </style:style>
    <style:style style:name="T23" style:family="text">
      <style:text-properties fo:color="#000000" style:font-name="Helvetica Neue" fo:font-size="13.5pt" fo:font-style="normal" fo:font-weight="bold" fo:background-color="#99ff99" loext:char-shading-value="0"/>
    </style:style>
    <style:style style:name="T24" style:family="text">
      <style:text-properties fo:color="#000000" style:font-name="Helvetica Neue" fo:font-size="12pt" fo:font-style="normal" fo:font-weight="bold" fo:background-color="#99ff99" loext:char-shading-value="0"/>
    </style:style>
    <style:style style:name="T25" style:family="text">
      <style:text-properties fo:color="#444444" style:font-name-asian="Microsoft YaHei" style:font-size-asian="10.5pt"/>
    </style:style>
    <style:style style:name="T26" style:family="text">
      <style:text-properties fo:color="#ffffff" fo:background-color="#880000" loext:char-shading-value="0" style:font-name-asian="Microsoft YaHei" style:font-size-asian="10.5pt" style:font-style-asian="normal" style:font-weight-asian="bold" fo:padding="0in" fo:border="none"/>
    </style:style>
    <style:style style:name="T27" style:family="text">
      <style:text-properties style:font-name="Helvetica Neue" fo:font-size="12pt" fo:font-style="normal" fo:font-weight="normal"/>
    </style:style>
    <style:style style:name="T28" style:family="text">
      <style:text-properties style:font-name-asian="Helvetica Neue" style:font-size-asian="12pt" style:font-style-asian="normal" style:font-weight-asian="normal"/>
    </style:style>
    <style:style style:name="T29" style:family="text">
      <style:text-properties fo:color="#333333" style:font-name-asian="Helvetica Neue" style:font-size-asian="13.5pt" style:font-weight-asian="bold"/>
    </style:style>
    <style:style style:name="T30" style:family="text">
      <style:text-properties fo:background-color="#ffff00" loext:char-shading-value="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fo:background-color="#ffff00" loext:char-shading-value="0" style:font-weight-asian="bold" style:font-weight-complex="bold"/>
    </style:style>
    <style:style style:name="T33" style:family="text">
      <style:text-properties fo:color="#006633"/>
    </style:style>
    <style:style style:name="T34" style:family="text">
      <style:text-properties fo:color="#3465a4"/>
    </style:style>
    <style:style style:name="T35" style:family="text">
      <style:text-properties fo:color="#3465a4" fo:background-color="#ffff00" loext:char-shading-value="0"/>
    </style:style>
    <style:style style:name="T36" style:family="text">
      <style:text-properties fo:color="#3465a4" fo:font-weight="bold" fo:background-color="#ffff00" loext:char-shading-value="0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 </text:span><text:span text:style-name="T2">liferay</text:span><text:span text:style-name="T5">启动的时候日志信息是乱码怎么办？</text:span><text:line-break/><text:span text:style-name="T4">打开</text:span><text:span text:style-name="T1">liferay</text:span><text:span text:style-name="T6">-portal-tomcat-6.0.5/</text:span><text:span text:style-name="T1">liferay</text:span><text:span text:style-name="T6">-portal-6.0.5/tomcat-6.0.26/conf/ </text:span><text:span text:style-name="T4">目录下的</text:span><text:span text:style-name="T6">logging.properties</text:span><text:span text:style-name="T4">文件，加上一句</text:span></text:p>
      <text:p text:style-name="P2">java.util.logging.ConsoleHandler.encoding = gbk </text:p>
      <text:p text:style-name="P3">重新启动就行了。</text:p>
      <text:p text:style-name="P5">2.<text:span text:style-name="T21">Hook</text:span><text:span text:style-name="T22">是</text:span><text:span text:style-name="T25">什么</text:span></text:p>
      <text:p text:style-name="P8"><text:span text:style-name="T7">hook</text:span><text:span text:style-name="T10">是</text:span><text:span text:style-name="T13">什么在</text:span><text:a xlink:type="simple" xlink:href="http://www.huqiwen.com/2012/09/01/liferay-6-1-development-study-2-create-portlet-project/"><text:span text:style-name="T11">http://www.huqiwen.com/2012/09/01/</text:span></text:a><text:a xlink:type="simple" xlink:href="http://www.huqiwen.com/2012/09/01/liferay-6-1-development-study-2-create-portlet-project/"><text:span text:style-name="T9">liferay</text:span></text:a><text:a xlink:type="simple" xlink:href="http://www.huqiwen.com/2012/09/01/liferay-6-1-development-study-2-create-portlet-project/"><text:span text:style-name="T11">-6-1-development-study-2-create-portlet-project/</text:span></text:a><text:span text:style-name="T13">里面有一个大概</text:span><text:bookmark text:name="baidusnap5"/><text:span text:style-name="T14">的</text:span><text:span text:style-name="T13">介绍。</text:span><text:span text:style-name="T8">Liferay</text:span><text:span text:style-name="T13">提供</text:span><text:span text:style-name="T12">hook</text:span><text:span text:style-name="T14">的</text:span><text:span text:style-name="T13">目</text:span><text:span text:style-name="T14">的</text:span><text:span text:style-name="T13">是减少二次开发</text:span><text:span text:style-name="T14">的</text:span><text:span text:style-name="T13">代码与</text:span><text:span text:style-name="T8">liferay</text:span><text:span text:style-name="T13">核心工程</text:span><text:span text:style-name="T14">的</text:span><text:span text:style-name="T13">耦合，通过</text:span><text:span text:style-name="T12">hook</text:span><text:span text:style-name="T13">我们主要可以主要做以下六件事情：</text:span></text:p>
      <text:p text:style-name="P9"><text:span text:style-name="T18">1</text:span><text:span text:style-name="T19">、覆盖事件处理程序：如程序启动事件（</text:span><text:span text:style-name="T18">application.startup.events</text:span><text:span text:style-name="T19">）、登录注销事件（</text:span><text:span text:style-name="T18">login.events.pre</text:span><text:span text:style-name="T19">、</text:span><text:span text:style-name="T18">login.events.post</text:span><text:span text:style-name="T19">）、</text:span><text:span text:style-name="T18">session</text:span><text:span text:style-name="T26">的</text:span><text:span text:style-name="T19">创建销毁事件等。</text:span></text:p>
      <text:p text:style-name="P9"><text:span text:style-name="T18">2</text:span><text:span text:style-name="T19">、语言包：比如对</text:span><text:span text:style-name="T20">liferay</text:span><text:span text:style-name="T26">的</text:span><text:span text:style-name="T19">某些翻译不满意，需要自定义，则可以使用</text:span><text:span text:style-name="T18">hook</text:span><text:span text:style-name="T19">覆盖</text:span><text:span text:style-name="T20">liferay</text:span><text:span text:style-name="T26">的</text:span><text:span text:style-name="T19">语言包。</text:span></text:p>
      <text:p text:style-name="P9"><text:span text:style-name="T18">3</text:span><text:span text:style-name="T19">、</text:span><text:span text:style-name="T20">liferay</text:span><text:span text:style-name="T19">工程</text:span><text:span text:style-name="T26">的</text:span><text:span text:style-name="T18">portlet JSP</text:span><text:span text:style-name="T19">内容：比如想在顶部</text:span><text:span text:style-name="T26">的</text:span><text:span text:style-name="T18">top_bar</text:span><text:span text:style-name="T19">里面添加内容、想修改</text:span><text:span text:style-name="T20">liferay</text:span><text:span text:style-name="T26">的</text:span><text:span text:style-name="T19">用户编辑界面、想修改用户登录界面等等。</text:span></text:p>
      <text:p text:style-name="P9"><text:span text:style-name="T18">4</text:span><text:span text:style-name="T19">、覆盖</text:span><text:span text:style-name="T18">portal.properties</text:span><text:span text:style-name="T19">里面</text:span><text:span text:style-name="T26">的</text:span><text:span text:style-name="T19">属性配置：可以在</text:span><text:span text:style-name="T18">hook</text:span><text:span text:style-name="T19">工程里面覆盖一些</text:span><text:span text:style-name="T20">liferay</text:span><text:span text:style-name="T26">的</text:span><text:span text:style-name="T18">portal.properties</text:span><text:span text:style-name="T19">里面属性配置，但是请注意，在</text:span><text:span text:style-name="T18">hook</text:span><text:span text:style-name="T19">工程里面只能覆盖部分</text:span><text:span text:style-name="T26">的</text:span><text:span text:style-name="T19">属性设置。不能覆盖</text:span><text:span text:style-name="T26">的</text:span><text:span text:style-name="T19">如果需要可以在</text:span><text:span text:style-name="T18">root/WEB-INF/classes</text:span><text:span text:style-name="T19">里面添加</text:span><text:span text:style-name="T18">portal-ext.properties</text:span><text:span text:style-name="T19">，这个同可以覆盖所有</text:span><text:span text:style-name="T26">的</text:span><text:span text:style-name="T19">。</text:span></text:p>
      <text:p text:style-name="P9"><text:span text:style-name="T18">5</text:span><text:span text:style-name="T19">、覆盖</text:span><text:span text:style-name="T20">liferay</text:span><text:span text:style-name="T26">的</text:span><text:span text:style-name="T18">services</text:span><text:span text:style-name="T19">里面</text:span><text:span text:style-name="T26">的</text:span><text:span text:style-name="T19">方法，如</text:span><text:span text:style-name="T18">UserLocalService</text:span><text:span text:style-name="T19">、</text:span><text:span text:style-name="T18">GroupLocalService</text:span><text:span text:style-name="T19">、</text:span><text:span text:style-name="T18">OrganizationLocalService</text:span><text:span text:style-name="T19">等等。</text:span></text:p>
      <text:p text:style-name="P9"><text:span text:style-name="T18">6</text:span><text:span text:style-name="T19">、</text:span><text:span text:style-name="T20">Liferay</text:span><text:span text:style-name="T26">的</text:span><text:span text:style-name="T18">Model</text:span><text:span text:style-name="T19">监听程序，比如</text:span><text:span text:style-name="T18">user</text:span><text:span text:style-name="T19">、</text:span><text:span text:style-name="T18">group</text:span><text:span text:style-name="T19">、</text:span><text:span text:style-name="T18">blog</text:span><text:span text:style-name="T19">等</text:span><text:span text:style-name="T26">的</text:span><text:span text:style-name="T19">创建、更新、查看；插件</text:span><text:span text:style-name="T26">的</text:span><text:span text:style-name="T19">部署；集群</text:span><text:span text:style-name="T26">的</text:span><text:span text:style-name="T19">消息传递等等监听程序。</text:span></text:p>
      <text:p text:style-name="P4">3.<text:span text:style-name="T29">什么是</text:span><text:span text:style-name="T23">Portlet</text:span></text:p>
      <text:p text:style-name="P7"><text:span text:style-name="T16">来自百度百科（ </text:span><text:a xlink:type="simple" xlink:href="http://baike.baidu.com/view/58961.htm" office:target-frame-name="_blank" xlink:show="new"><text:span text:style-name="T17">http://baike.baidu.com/view/58961.htm</text:span></text:a><text:span text:style-name="T15"> </text:span><text:span text:style-name="T16">）的定义如下：</text:span></text:p>
      <text:p text:style-name="P6"><text:span text:style-name="T24">portlet</text:span><text:span text:style-name="T28">是基于</text:span><text:span text:style-name="T27">java</text:span><text:span text:style-name="T28">的</text:span><text:span text:style-name="T27">web</text:span><text:span text:style-name="T28">组件，处理</text:span><text:span text:style-name="T27">request</text:span><text:span text:style-name="T28">并产生动态内容。一个</text:span><text:span text:style-name="T24">portlet</text:span><text:span text:style-name="T28">窗口包含一个标题栏，装饰，和</text:span><text:span text:style-name="T24">portlet</text:span><text:span text:style-name="T28">产生的内容。装饰可以包括改变</text:span><text:span text:style-name="T24">portlet</text:span><text:span text:style-name="T28">窗口状态和模式的按钮。</text:span><text:span text:style-name="T24">portlet</text:span><text:span text:style-name="T28">产生的内容称为片段，即一段遵守中心规则的标记（比如</text:span><text:span text:style-name="T27">html, xhtml,wml(</text:span><text:span text:style-name="T28">无线标记语言</text:span><text:span text:style-name="T27">)</text:span><text:span text:style-name="T28">），多个片段可以聚合成一个完整的文档。多个</text:span><text:span text:style-name="T24">portlet</text:span><text:span text:style-name="T28">聚合在一起，组成</text:span><text:span text:style-name="T27">portal</text:span><text:span text:style-name="T28">页。</text:span><text:span text:style-name="T24">portlet</text:span><text:span text:style-name="T28">容器控制</text:span><text:span text:style-name="T24">portlet</text:span><text:span text:style-name="T28">的生命周期。</text:span></text:p>
      <text:p text:style-name="P4"/>
      <text:p text:style-name="P4"/>
      <text:p text:style-name="P4"/>
      <text:p text:style-name="P4"/>
      <text:p text:style-name="P11">Liferay Portal</text:p>
      <text:p text:style-name="P11">Liferay Portal 二次开发指南</text:p>
      <text:p text:style-name="P11">作者:柯自聪 zcke0728@hotmail.com</text:p>
      <text:p text:style-name="P11">So many open source projects.</text:p>
      <text:p text:style-name="P11">Why not open your documents and share your experiences?</text:p>
      <text:p text:style-name="P11">1Liferay Portal</text:p>
      <text:p text:style-name="P11"><text:soft-page-break/>文档说明</text:p>
      <text:p text:style-name="P11">参与人员:</text:p>
      <text:p text:style-name="P11">作者 网名</text:p>
      <text:p text:style-name="P11">柯自聪 eamoi</text:p>
      <text:p text:style-name="P11">联络</text:p>
      <text:p text:style-name="P11">educhina</text:p>
      <text:p text:style-name="P11">eamoi@163.com(技术) zcke0728@hotmail.com(版权)</text:p>
      <text:p text:style-name="P11">发布记录:</text:p>
      <text:p text:style-name="P11">版本 日期 作者 说明</text:p>
      <text:p text:style-name="P11">1.0 2005-10-20 柯自聪 创建,第一版</text:p>
      <text:p text:style-name="P11">链接:</text:p>
      <text:p text:style-name="P11">类别 网址</text:p>
      <text:p text:style-name="P11">Blog http://www.blogjava.net/eamoi/</text:p>
      <text:p text:style-name="P11">MSN-Space http://spaces.msn.com/members/eamoi/</text:p>
      <text:p text:style-name="P11">OpenDoc 版权说明:</text:p>
      <text:p text:style-name="P11">本文档版权归原作者所有。</text:p>
      <text:p text:style-name="P11">在免费、且无任何附加条件的前提下,可在网络媒体中自由传播。</text:p>
      <text:p text:style-name="P11">如需部分或者全文引用,请事先征求作者意见。</text:p>
      <text:p text:style-name="P11">如果本文对您有些许帮助,表达谢意的最好方式,是将您发现的问题和文档改进意见及时反</text:p>
      <text:p text:style-name="P11">馈给作者。当然,倘若有时间和能力,能为技术群体无偿贡献自己的所学为最好的回馈。</text:p>
      <text:p text:style-name="P11">2Liferay Portal</text:p>
      <text:list xml:id="list5710973699536820214" text:style-name="L1">
        <text:list-item>
          <text:p text:style-name="P12">序 ......................................................................................................................................................5</text:p>
        </text:list-item>
        <text:list-item>
          <text:p text:style-name="P12">第一部分 Liferay Portal 架构解析 ................................................................................................6</text:p>
        </text:list-item>
        <text:list-item>
          <text:p text:style-name="P12">第一章 Liferay Portal.......................................................................................................6</text:p>
        </text:list-item>
        <text:list-item>
          <text:p text:style-name="P12">第一节 Portal 规范 ........................................................................................................6</text:p>
        </text:list-item>
        <text:list-item>
          <text:p text:style-name="P12">1.1.1 JSR168 ..................................................................................................................6</text:p>
        </text:list-item>
        <text:list-item>
          <text:p text:style-name="P12">1.1.2 WSRP....................................................................................................................6</text:p>
        </text:list-item>
        <text:list-item>
          <text:p text:style-name="P12">第二节 什么是 Portal ....................................................................................................7</text:p>
        </text:list-item>
        <text:list-item>
          <text:p text:style-name="P12">1.2.1 Portal 服务器 .......................................................................................................7</text:p>
        </text:list-item>
        <text:list-item>
          <text:p text:style-name="P12">1.2.2 Portlet 容器 ...........................................................................................................7</text:p>
        </text:list-item>
        <text:list-item>
          <text:p text:style-name="P12">第三节 什么是 Portlet ...................................................................................................8</text:p>
        </text:list-item>
        <text:list-item>
          <text:p text:style-name="P12">1.3.1 Portlet ....................................................................................................................8</text:p>
        </text:list-item>
        <text:list-item>
          <text:p text:style-name="P12"><text:soft-page-break/>1.3.2 Portlet 与 Servlet 的关系......................................................................................8</text:p>
        </text:list-item>
        <text:list-item>
          <text:p text:style-name="P12">1.3.3 Portlet 的生命周期 ...............................................................................................9</text:p>
        </text:list-item>
        <text:list-item>
          <text:p text:style-name="P12">第四节 Liferay Portal 工作原理....................................................................................9</text:p>
        </text:list-item>
        <text:list-item>
          <text:p text:style-name="P12">1.4.1 Portlet 样式以及窗口状态 ................................................................................10</text:p>
        </text:list-item>
        <text:list-item>
          <text:p text:style-name="P12">1.4.2 Portal 页面 ..........................................................................................................11</text:p>
        </text:list-item>
        <text:list-item>
          <text:p text:style-name="P12">第二章 Liferay Portal 的使用...........................................................................................13</text:p>
        </text:list-item>
        <text:list-item>
          <text:p text:style-name="P12">第一节 Liferay Portal 安装 .........................................................................................13</text:p>
        </text:list-item>
        <text:list-item>
          <text:p text:style-name="P12">第二节 Liferay Portal 的用户策略..............................................................................14</text:p>
        </text:list-item>
        <text:list-item>
          <text:p text:style-name="P12">2.2.1 定义用户.............................................................................................................14</text:p>
        </text:list-item>
        <text:list-item>
          <text:p text:style-name="P12">2.2.2 添加用户.............................................................................................................15</text:p>
        </text:list-item>
        <text:list-item>
          <text:p text:style-name="P12">2.2.3 修改用户.............................................................................................................15</text:p>
        </text:list-item>
        <text:list-item>
          <text:p text:style-name="P12">2.2.4 定义用户组.........................................................................................................18</text:p>
        </text:list-item>
        <text:list-item>
          <text:p text:style-name="P12">2.2.5 新增、重命名用户组.........................................................................................19</text:p>
        </text:list-item>
        <text:list-item>
          <text:p text:style-name="P12">2.2.6 修改用户组.........................................................................................................19</text:p>
        </text:list-item>
        <text:list-item>
          <text:p text:style-name="P12">2.2.7 定义角色.............................................................................................................20</text:p>
        </text:list-item>
        <text:list-item>
          <text:p text:style-name="P12">2.2.8 新增、重命名角色.............................................................................................21</text:p>
        </text:list-item>
        <text:list-item>
          <text:p text:style-name="P12">2.2.9 修改用户组角色.................................................................................................21</text:p>
        </text:list-item>
        <text:list-item>
          <text:p text:style-name="P12">2.2.10 定义 Portlet 的角色 ..........................................................................................22</text:p>
        </text:list-item>
        <text:list-item>
          <text:p text:style-name="P12">第三节 Liferay Portal 内容和布局..............................................................................24</text:p>
        </text:list-item>
        <text:list-item>
          <text:p text:style-name="P12">2.3.1 什么是布局.........................................................................................................24</text:p>
        </text:list-item>
        <text:list-item>
          <text:p text:style-name="P12">2.3.2 什么是内容.........................................................................................................26</text:p>
        </text:list-item>
        <text:list-item>
          <text:p text:style-name="P12">2.3.3 内容布局与 Portlet 的关系 ................................................................................27</text:p>
        </text:list-item>
        <text:list-item>
          <text:p text:style-name="P12">2.3.4 选择内容和布局.................................................................................................28</text:p>
        </text:list-item>
        <text:list-item>
          <text:p text:style-name="P12">第四节 Liferay Portal 的桌面 .....................................................................................28</text:p>
        </text:list-item>
        <text:list-item>
          <text:p text:style-name="P12">2.4.1 什么是桌面.........................................................................................................28</text:p>
        </text:list-item>
        <text:list-item>
          <text:p text:style-name="P12">2.4.2 定义个性化的桌面.............................................................................................29</text:p>
        </text:list-item>
        <text:list-item>
          <text:p text:style-name="P12">第五节 Liferay Portal 的品质 .....................................................................................29</text:p>
        </text:list-item>
        <text:list-item>
          <text:p text:style-name="P12">2.5.1 什么是品质.........................................................................................................30</text:p>
        </text:list-item>
        <text:list-item>
          <text:p text:style-name="P12">2.5.2 品质和 Portlet、Portal 的关系...........................................................................30</text:p>
        </text:list-item>
        <text:list-item>
          <text:p text:style-name="P12">2.5.3 定义个性化的品质.............................................................................................30</text:p>
        </text:list-item>
        <text:list-item>
          <text:p text:style-name="P12">第六节 Liferay Portal 的部署描述文件......................................................................31</text:p>
        </text:list-item>
        <text:list-item>
          <text:p text:style-name="P12">2.6.1 web.xml...............................................................................................................31</text:p>
        </text:list-item>
        <text:list-item>
          <text:p text:style-name="P12">3Liferay Portal</text:p>
        </text:list-item>
        <text:list-item>
          <text:p text:style-name="P12">2.6.2 portlet.xml ...........................................................................................................32</text:p>
        </text:list-item>
        <text:list-item>
          <text:p text:style-name="P12"><text:soft-page-break/>2.6.3 liferay-Portlet.xml ...............................................................................................33</text:p>
        </text:list-item>
        <text:list-item>
          <text:p text:style-name="P12">2.6.4 liferay-display.xml ..............................................................................................34</text:p>
        </text:list-item>
        <text:list-item>
          <text:p text:style-name="P12">2.6.5 liferay-layout-templates.xml ...............................................................................35</text:p>
        </text:list-item>
        <text:list-item>
          <text:p text:style-name="P12">2.6.7 liferay-look-and-feel.xml ....................................................................................35</text:p>
        </text:list-item>
        <text:list-item>
          <text:p text:style-name="P12">第二部分 Liferay Portal 二次开发 ..............................................................................................36</text:p>
        </text:list-item>
        <text:list-item>
          <text:p text:style-name="P12">第三章 开发自己的 Portlet................................................................................................36</text:p>
        </text:list-item>
        <text:list-item>
          <text:p text:style-name="P12">第一节 重要的基类:GenericPortlet..........................................................................36</text:p>
        </text:list-item>
        <text:list-item>
          <text:p text:style-name="P12">第二节 Portlet 标签 .....................................................................................................37</text:p>
        </text:list-item>
        <text:list-item>
          <text:p text:style-name="P12">3.2.1 defineObjects 标签..............................................................................................37</text:p>
        </text:list-item>
        <text:list-item>
          <text:p text:style-name="P12">3.2.2 renderURL 标签..................................................................................................37</text:p>
        </text:list-item>
        <text:list-item>
          <text:p text:style-name="P12">3.2.3 actionURL 标签 ..................................................................................................38</text:p>
        </text:list-item>
        <text:list-item>
          <text:p text:style-name="P12">3.2.4 param 标签..........................................................................................................38</text:p>
        </text:list-item>
        <text:list-item>
          <text:p text:style-name="P12">3.2.5 namespace 标签 ..................................................................................................38</text:p>
        </text:list-item>
        <text:list-item>
          <text:p text:style-name="P12">第三节 Portal 的对象 ..................................................................................................38</text:p>
        </text:list-item>
        <text:list-item>
          <text:p text:style-name="P12">3.3.1 Request 对象.......................................................................................................39</text:p>
        </text:list-item>
        <text:list-item>
          <text:p text:style-name="P12">3.3.2 Response 对象 ....................................................................................................40</text:p>
        </text:list-item>
        <text:list-item>
          <text:p text:style-name="P12">3.3.3 PortletConfig 对象 ..............................................................................................41</text:p>
        </text:list-item>
        <text:list-item>
          <text:p text:style-name="P12">3.3.4 Session 对象 .......................................................................................................41</text:p>
        </text:list-item>
        <text:list-item>
          <text:p text:style-name="P12">3.3.5 Preference 对象...................................................................................................43</text:p>
        </text:list-item>
        <text:list-item>
          <text:p text:style-name="P12">第四节 编写自己的 Portlet 类 ....................................................................................44</text:p>
        </text:list-item>
        <text:list-item>
          <text:p text:style-name="P12">3.4.1 开发环境.............................................................................................................44</text:p>
        </text:list-item>
        <text:list-item>
          <text:p text:style-name="P12">3.4.2 准备工作.............................................................................................................44</text:p>
        </text:list-item>
        <text:list-item>
          <text:p text:style-name="P12">3.4.3 HelloWorldPortlet ...............................................................................................45</text:p>
        </text:list-item>
        <text:list-item>
          <text:p text:style-name="P12">3.4.4 HelloJSPPortlet ...................................................................................................46</text:p>
        </text:list-item>
        <text:list-item>
          <text:p text:style-name="P12">第五节 修改 Web 部署描述文件................................................................................48</text:p>
        </text:list-item>
        <text:list-item>
          <text:p text:style-name="P12">第六节 创建 Liferay Portal 部署描述文件.................................................................49</text:p>
        </text:list-item>
        <text:list-item>
          <text:p text:style-name="P12">第三部分 Liferay Portal 部署 .......................................................................................................53</text:p>
        </text:list-item>
        <text:list-item>
          <text:p text:style-name="P12">第四章 部署自己的 Portlet................................................................................................53</text:p>
        </text:list-item>
        <text:list-item>
          <text:p text:style-name="P12">第一节 手动部署.........................................................................................................53</text:p>
        </text:list-item>
        <text:list-item>
          <text:p text:style-name="P12">第二节 Ant 自动部署..................................................................................................54</text:p>
        </text:list-item>
        <text:list-item>
          <text:p text:style-name="P12">第三节 加入 Liferay Portal 自有列表.........................................................................54</text:p>
        </text:list-item>
        <text:list-item>
          <text:p text:style-name="P12">第四节 普通 Java Web 应用转化为 Portlet 应用 .......................................................55</text:p>
        </text:list-item>
        <text:list-item>
          <text:p text:style-name="P12"><text:soft-page-break/>第四部分 附录...............................................................................................................................57</text:p>
        </text:list-item>
        <text:list-item>
          <text:p text:style-name="P12">第五章 相关资源...................................................................................................................57</text:p>
        </text:list-item>
        <text:list-item>
          <text:p text:style-name="P12">第一节 资源网站...........................................................................................................57</text:p>
        </text:list-item>
        <text:list-item>
          <text:p text:style-name="P12">第二节 示例.................................................................................................................57</text:p>
        </text:list-item>
        <text:list-item>
          <text:p text:style-name="P12">第六章 参考资料...................................................................................................................58</text:p>
        </text:list-item>
        <text:list-item>
          <text:p text:style-name="P12">后序 ................................................................................................................................................58</text:p>
        </text:list-item>
      </text:list>
      <text:p text:style-name="P11">4Liferay Portal</text:p>
      <text:p text:style-name="P11">序</text:p>
      <text:p text:style-name="P11">随着信息化建设的深入,Portal 门户已经成为新型办公环境的一个重要组成部分。</text:p>
      <text:p text:style-name="P11">Portal 所提供的单点登录、权限控制、个性化定制、内容集成、文件管理等独特的功能, 已</text:p>
      <text:p text:style-name="P11">经大大占据公众的眼球,并在信息集成和消除信息孤岛方面发挥了重要的左右。</text:p>
      <text:p text:style-name="P11">随着 Portal 技术的成熟,以 MyNestcape、MyYahoo、MSN-Space 等为代表大型网站也</text:p>
      <text:p text:style-name="P11">较多的采用 Portal 架构来实现个性化的内容聚合和定制,以实现灵活的扩展的服务策略。</text:p>
      <text:p text:style-name="P11">Liferay Portal 作为一个开源的 Portal 项目,利用 Hibernate、Struts、Spring 等开源框架,</text:p>
      <text:p text:style-name="P11">实现了 JCP JSR168 规范中提出的 Portal 功能,在开源 Portal 系统中有比较典型的代表性。</text:p>
      <text:p text:style-name="P11">本文从 Liferay Portal 的架构入手,详细讲解 Portal 的用户策略、内容布局、桌面和品质</text:p>
      <text:p text:style-name="P11">的要素,引导读者完成 Liferay Portal 初步的二次开发,在 Liferay Portal 上定制自己的 Portlet。</text:p>
      <text:p text:style-name="P11">Liferay Portal 程序框架和源码分析不在本文的讨论范围。</text:p>
      <text:p text:style-name="P11">5Liferay Portal</text:p>
      <text:p text:style-name="P11">第一部分 Liferay Portal 架构解析</text:p>
      <text:p text:style-name="P11">Portal 服务器</text:p>
      <text:p text:style-name="P11">第一章</text:p>
      <text:p text:style-name="P11">本部分主要内容</text:p>
      <text:p text:style-name="P11">Portal 容器 Portlet</text:p>
      <text:p text:style-name="P11">Liferay Portal</text:p>
      <text:p text:style-name="P11">作为一个开源 Portal 产品,Liferay Portal 提供对多个独立系统的内容集成,帮助多个组</text:p>
      <text:p text:style-name="P11">织实现更有效的合作。与其他商业的 Portal 产品相比,Liferay Portal 有着一系列的优良特性,</text:p>
      <text:p text:style-name="P11">而且不需要付费。</text:p>
      <text:p text:style-name="P11">第一节</text:p>
      <text:p text:style-name="P11">Portal 规范</text:p>
      <text:p text:style-name="P11">随着 Portal 的兴起,越来越多的公司开始涉足 Portal 产品开发,并组建各自的 Portal 组</text:p>
      <text:p text:style-name="P11">件和基于其的产品,比如 IBM、BEA、MicroSoft、SAP、Apache 等。各个厂商的接口互不</text:p>
      <text:p text:style-name="P11"><text:soft-page-break/>兼容,给软件开发商以及开发人员带来诸多不便。</text:p>
      <text:p text:style-name="P11">1.1.1</text:p>
      <text:p text:style-name="P11">JSR168</text:p>
      <text:p text:style-name="P11">为此,JCP 组织发布了 JSR168(Java Specification Request),Portlet Specification V1.0,</text:p>
      <text:p text:style-name="P11">用来提供不同的 Portal 和 Portlet 之间的互通性。只要开发的 Portlet 遵循 JSR168,则就可以</text:p>
      <text:p text:style-name="P11">在所有遵循 JSR168 的 Portal 上部署运行。</text:p>
      <text:p text:style-name="P11">JSR168 中定义了 Portal 的实现规范和接口,并对理想的 Portlet 进行了详细的规划和描</text:p>
      <text:p text:style-name="P11">述。</text:p>
      <text:p text:style-name="P11">1.1.2</text:p>
      <text:p text:style-name="P11">WSRP</text:p>
      <text:p text:style-name="P11">WSRP 是 OASIS Web Service for Remote Portlet 的缩写。WSRP 是 Web Service 的一种新</text:p>
      <text:p text:style-name="P11">的商业应用,一种新的标准,主要用来简化 Portal 对于各种资源或者程序整合的复杂度,可</text:p>
      <text:p text:style-name="P11">以避免编程带来的整合麻烦和问题。而且 Portal 管理员可以从海量的 WSRP 服务中选择需</text:p>
      <text:p text:style-name="P11">要的功能用以整合到目前所用的 Portal 中。它有三种角色:</text:p>
      <text:p text:style-name="P11">1、生产者 Æ 提供 Portlet</text:p>
      <text:p text:style-name="P11">2、消费者 Æ 使用 Portlet</text:p>
      <text:p text:style-name="P11">3、终端用户 Æ 最终用户</text:p>
      <text:p text:style-name="P11">它的特点在于生产者将消费者所需要的信息通过 WSRP 返回给消费者,这些信息是相对</text:p>
      <text:p text:style-name="P11">标记片断,例如 HTML、XHTML 等,可以直接嵌入用户的页面中,而不用像 Web Service</text:p>
      <text:p text:style-name="P11">一样开发用户端接口。</text:p>
      <text:p text:style-name="P11">实现这个规范,Portal 可以跟各式各样的数据源打交道,彻底终结信息孤岛的窘境。</text:p>
      <text:p text:style-name="P11">6Liferay Portal</text:p>
      <text:p text:style-name="P11"><text:span text:style-name="T31">第二节</text:span> <text:span text:style-name="T31">什么是 Portal</text:span></text:p>
      <text:p text:style-name="P11">Portal 是基于 Web 的,以“应用整合”和“消除信息孤岛”为最终目的,提供单点登</text:p>
      <text:p text:style-name="P11">录、内容聚合、个性化门户定制等功能的综合信息系统。</text:p>
      <text:p text:style-name="P11"><text:span text:style-name="T30">完整的 Portal 通常由 Portal 服务器、Portlet 容器、Portlet 构成。</text:span></text:p>
      <text:p text:style-name="P11"><text:span text:style-name="T31">1.2.1</text:span> <text:span text:style-name="T31">Portal 服务器</text:span></text:p>
      <text:p text:style-name="P11"><text:span text:style-name="T30">Portal 服务器是容纳 Portlet 容器,支持 Portlet 呈现的普通或者特殊 Web 服务器。</text:span></text:p>
      <text:p text:style-name="P20">Portal 服务器通常会提供个性化设置、单点登录、内容聚合、信息发布、权限管理等功能,</text:p>
      <text:p text:style-name="P20">支持各种信息数据来源,并将这些数据信息放在网页中组合而成,提供个性化的内容定制,</text:p>
      <text:p text:style-name="P11"><text:span text:style-name="T33">不同权限的浏览者能够浏览不同的信息内容。</text:span>通常,Portal 提供以下功能:</text:p>
      <text:p text:style-name="P11"><text:span text:style-name="T31">单点登录</text:span>:Portal 通常采用 ACL、SSL、LDAP 等业界标准的安全技术,提供对所有现有</text:p>
      <text:p text:style-name="P11">应用系统的安全集成,只需在 Portal 的唯一入口上登录一次,就可以访问所有应用系统和</text:p>
      <text:p text:style-name="P11">数据。对于安全性要求较高的应用系统,如电子商务平台、交易系统等,通过扩展接口传递</text:p>
      <text:p text:style-name="P11"><text:soft-page-break/>用户身份信息,如数字证书信息、数字签名信息等,进行二次身份认证,保证单点登陆的安</text:p>
      <text:p text:style-name="P11">全性。</text:p>
      <text:p text:style-name="P11"><text:span text:style-name="T31">权限控制</text:span>:系统采用 LDAP 对用户资源进行统一的管理,同时提供二次开发接口,可以</text:p>
      <text:p text:style-name="P11">与其他应用系统的用户管理模块对接,并能随相关业务系统实时更新访问权限。通过完善的</text:p>
      <text:p text:style-name="P11">授权机制及存取控制,用户访问权限控制到字段级别,确保用户只能访问具有权限的应用系</text:p>
      <text:p text:style-name="P11">统及相关信息。</text:p>
      <text:p text:style-name="P11"><text:span text:style-name="T31">内容管理</text:span>: 实现应用系统之间实时交换信息。采用多种缓存机制,保证内容交换的性能</text:p>
      <text:p text:style-name="P11">和准确性。采用基于 XML 的 Rich Site Summary (RSS)标准,迅速在各应用系统之间传播最</text:p>
      <text:p text:style-name="P11">新变化。</text:p>
      <text:p text:style-name="P11"><text:span text:style-name="T31">信息发布</text:span>: 实现信息门户内容的动态维护。动态网站系统可与 OA 协同办公系统、知识</text:p>
      <text:p text:style-name="P11">管理系统等集成,网站信息须经 OA 系统的审批流程流转通过后或知识管理平台设置具有外</text:p>
      <text:p text:style-name="P11">部共享权限后才可正式发布,真正实现内外信息发布的同步。</text:p>
      <text:p text:style-name="P11"><text:span text:style-name="T31">文件管理</text:span>: 系统实现无缝集成多种数据源,包括:数据库、文档(Office 文档、PDF、</text:p>
      <text:p text:style-name="P11">AutoCAD、甚至 ZIP 文档)、Web 网页、FTP 站点等,并对数据按业务要求和职务特点加以分</text:p>
      <text:p text:style-name="P11">析整理,通过统一 Web 界面主动推送(Push)至用户的门户桌面,帮助用户做出及时、正确的</text:p>
      <text:p text:style-name="P11">决策。</text:p>
      <text:p text:style-name="P11"><text:span text:style-name="T31">1.2.2 Portlet 容器</text:span></text:p>
      <text:p text:style-name="P17">Portlet 容器提供 Portlet 执行的环境,包含很多 Portlet 并管理它们的生命周期,保</text:p>
      <text:p text:style-name="P11"><text:span text:style-name="T30">存 Portlet 的定制信息。</text:span></text:p>
      <text:p text:style-name="P21">一个 Portal 容器接收到来自 Portal 的请求后,接着将这个请求传递给存在 Portal 容</text:p>
      <text:p text:style-name="P21">器的 Portlet 执行。Portlet 容器没有义务去组合 Portlet 产生的信息內容,这个工作必</text:p>
      <text:p text:style-name="P21">须由 Portal 来处理。Portal 和 Portal 容器可以放在一起视为同一个系统的组件,或者分</text:p>
      <text:p text:style-name="P11"><text:span text:style-name="T34">开成为两个独立的组件。</text:span></text:p>
      <text:p text:style-name="P11">Portlet 容器是普通 Web Servlet 容器的扩展,所以一个 Portlet 容器可以构建于一个</text:p>
      <text:p text:style-name="P11">已经存在的 Servlet 容器或者可能实现全部 Web Servlet 容器的全部功能。无论 Portlet</text:p>
      <text:p text:style-name="P11">容器怎么实现,它的运行环境总是假定它支持 Servlet2.3 规范。</text:p>
      <text:p text:style-name="P11">7Liferay Portal</text:p>
      <text:p text:style-name="P11">通常,Portlet 容器扩展自普通的 Servlet 容器。</text:p>
      <text:p text:style-name="P15">第三节 什么是 Portlet</text:p>
      <text:p text:style-name="P15">Portlet 是 Portal 中最重要的组件,负责在 Portal 中呈现信息内容,有相应的生命周</text:p>
      <text:p text:style-name="P11"><text:span text:style-name="T31">期。</text:span>通过自定义 Portlet,用户很容易定义个性化的 Portal 页面。Portlet 由 Portlet 容器</text:p>
      <text:p text:style-name="P11">负责管理、处理请求并返回动态页面,可以作为 Portal 的可即插即用的界面组件。</text:p>
      <text:p text:style-name="P15">1.3.1 Portlet</text:p>
      <text:p text:style-name="P21">一个Portlet是以Java技术为技术的Web组件,由Portlet容器所管理,专门处理客户的</text:p>
      <text:p text:style-name="P21"><text:soft-page-break/>信息请求以及产生各种动态的信息内容。Portlet 为可插式的客户界面组件,提供呈现层成</text:p>
      <text:p text:style-name="P11"><text:span text:style-name="T34">为一个信息系统。</text:span></text:p>
      <text:p text:style-name="P11"><text:span text:style-name="T34">这些由Portlet产生的内容也被称为片段</text:span>,而片段是具有一些规则的标记( HTML、XHTML、</text:p>
      <text:p text:style-name="P11">WML ),而且可以和其他的片段组合而成一个复杂的文件。一个或多个 Portlet 的内容聚合</text:p>
      <text:p text:style-name="P11">而成为一个 Portal 网页。而 Portlet 的生命周期是被 Portlet 容器所管理控制的。</text:p>
      <text:p text:style-name="P11">客户端和Portlet的互动是由Portal通过典型的请求/响应方式实现,正常来说,客户会</text:p>
      <text:p text:style-name="P11">和Portlet所产生的内容互动,举例来说,根据下一步的连接或者是确认送出的表单,结果</text:p>
      <text:p text:style-name="P11">Portal将会接收到Portlet的动作,将这个处理状况转向到目标Portlet。这些Portlet 内容</text:p>
      <text:p text:style-name="P11">的产生可能会因为不同的使用者而有不同的变化,完全是根据客户对于这个Portlet的设置。</text:p>
      <text:p text:style-name="P15">1.3.2 Portlet 与 Servlet 的关系</text:p>
      <text:p text:style-name="P11">Portlet 被定义成为一个新的组件,具有新的明确的界面与行为。为了尽可能与现有的</text:p>
      <text:p text:style-name="P11">Servlet 结合达到重复使用的目的,Portlet 的规范利用了 Servlet 的规范,许多观念都</text:p>
      <text:p text:style-name="P11">很相似的,结合 Portlet、Servlet 及 Jsp 在同一个网站系统中,我们称为 Portlet 应用 。</text:p>
      <text:p text:style-name="P11">在同一个 Portlet 应用 中,他们将分享同一个类加载器(ClassLoader),上下文(Context)</text:p>
      <text:p text:style-name="P11">及 Session。</text:p>
      <text:p text:style-name="P11">1、Portlet 和 Servlet 的相似之处</text:p>
      <text:p text:style-name="P11">@ Portlet 也是 Java 技术的 web 组件</text:p>
      <text:p text:style-name="P11">@ Portlet 也是有特定的 container 在管理</text:p>
      <text:p text:style-name="P11">@ Portlet 可以动态产生各种内容</text:p>
      <text:p text:style-name="P11">@ Portlet 的生命周期由 container 所管理</text:p>
      <text:p text:style-name="P11">@ Portlet 和客户端的互动是通过 request/response 的机制</text:p>
      <text:p text:style-name="P11">2、Portlet 和 Servlet 也有一些不同</text:p>
      <text:p text:style-name="P17">@ Portlet 只产生 markup 信息片段,不是完整的网页文件。而 Portal 会将所有的</text:p>
      <text:p text:style-name="P11"><text:span text:style-name="T30">Portlet markup 信息片段放到一个完整的 Portal 网页。</text:span></text:p>
      <text:p text:style-name="P11"><text:span text:style-name="T30">@ Portlet 不会和 URL 有直接的关系</text:span></text:p>
      <text:p text:style-name="P11"><text:span text:style-name="T30">@ 客户端必须通过 portal 系统才能和 Portlet 互动</text:span></text:p>
      <text:p text:style-name="P11">@ Portlet 有一些定义好的 request 处理,action request 以及 render request。</text:p>
      <text:p text:style-name="P11">@ Portlet 默认定义 Portlet modes 及窗口状态可以指出在网页中该 Portlet 的哪个功</text:p>
      <text:p text:style-name="P11">能正在执行及现在的 状态。</text:p>
      <text:p text:style-name="P11">@ Portlet 可以在同一个 portal 网页之中存在多个。</text:p>
      <text:p text:style-name="P11">8Liferay Portal</text:p>
      <text:p text:style-name="P11">3、Portlet 有一些附加的功能是 Servlet 所没有的</text:p>
      <text:p text:style-name="P11">@ Portlet 能够存取及储存永久配置文件及定制资料。</text:p>
      <text:p text:style-name="P11">@ Portlet 可以存取使用者数据</text:p>
      <text:p text:style-name="P11"><text:soft-page-break/>@ Portlet 具有 URL 的重写功能在文件中去动态建立连结,允许 portal server 不用去</text:p>
      <text:p text:style-name="P11">知道如何在网页的片 段之中建立连结及动作。</text:p>
      <text:p text:style-name="P11">@ Portlet 可以储存临时性的数据在 Portlet session 之中,拥有两个不同的范围 :</text:p>
      <text:p text:style-name="P11">application-wide scope 及 Portlet private scope 。</text:p>
      <text:p text:style-name="P11">4、Portlet 不具有一些功能, 但是 Servlet 却有提供</text:p>
      <text:p text:style-name="P11">@ Servlet 具有设置输出的文字编码( character set encoding)方式</text:p>
      <text:p text:style-name="P11">@ Servlet 可以设置 HTTP 输出的 header</text:p>
      <text:p text:style-name="P11">@ Servlet 才能够接收客户对于 portal 发出的 URL 请求</text:p>
      <text:p text:style-name="P15">1.3.3 Portlet 的生命周期</text:p>
      <text:p text:style-name="P17">一个Portlet有着良好的生命周期管理,定义了怎样装载,实例化和初始化,怎样响应来</text:p>
      <text:p text:style-name="P17">自客户端的请求及怎样送出服务。这个Portlet生命周期由Portlet接口的init,processAction,</text:p>
      <text:p text:style-name="P11"><text:span text:style-name="T30">render和destroy方法来表达。</text:span></text:p>
      <text:p text:style-name="P11"><text:span text:style-name="T32">载入和实例化:Portlet 容器负责载入和实例化 Portlet。</text:span>当 Portlet 容器运行 Portlet 应用或</text:p>
      <text:p text:style-name="P11">者延迟到 Portlet 需要服务使用者的请求时,Portlet 就会被载入并实例化。载入 Portlet 类后,</text:p>
      <text:p text:style-name="P11">Portlet 类随即被实例化。</text:p>
      <text:p text:style-name="P11">初始化:Portlet 类实例化后,Portlet 容器还需要初始化 Portlet。以调用 Portlet 去响应客</text:p>
      <text:p text:style-name="P11">户端的请求。<text:span text:style-name="T32">Portlet 容器呼叫 Portlet 接口中的 init 方法初始化 Portlet。</text:span>扩展自 PortletConfig的类可以取出定义在部署描述文件中的初始化参数,以及 Resource Bundle。</text:p>
      <text:p text:style-name="P11"><text:span text:style-name="T32">初 始 化 异 常</text:span> : <text:span text:style-name="T31">在 Portlet 初 始 化 期 间 , Portlet 可 能 会 丟 出 UnavailableException 或PortletException 异常。此时,Portlet 容器不能把 Portlet 置入已启动的服务,并且 Portlet</text:span></text:p>
      <text:p text:style-name="P11"><text:span text:style-name="T31">容器必需释放这个 Portlet</text:span>。<text:span text:style-name="T34"> destory 方法不能被呼叫,因为初始化被认为执行失败。发生 失</text:span></text:p>
      <text:p text:style-name="P21">败后,Portlet 容器会尝试着重新实例化及初始化 Portlet。这个异常处理的规则是:由一个</text:p>
      <text:p text:style-name="P21">UnavailableException 指定一个不能执行的最小时间,当此异常发生时,Portlet 容器必需等</text:p>
      <text:p text:style-name="P11"><text:span text:style-name="T34">到指定时间过去后才产生并且初始化一个新的 Portlet。</text:span></text:p>
      <text:p text:style-name="P11">在初始化过程中所丟出的 Runtime Exception 异常,被当作 PortletException 来处理。</text:p>
      <text:p text:style-name="P15">第四节 Liferay Portal 工作原理</text:p>
      <text:p text:style-name="P11">Portal 系统根据需要由一个或者多个 Portal 页面组成,每个 Portal 页面包含零个或</text:p>
      <text:p text:style-name="P11">者多个的 Portlet。每个 Portlet 呈现自己的信息内容,以此实现内容聚合。通过定义每个</text:p>
      <text:p text:style-name="P11">Portlet 的可用权限,实现个性化的桌面信息定制。</text:p>
      <text:p text:style-name="P15">9 Liferay Portal</text:p>
      <text:p text:style-name="P15">1.4.1 Portlet 样式以及窗口状态</text:p>
      <text:p text:style-name="P11">标题</text:p>
      <text:p text:style-name="P11">编辑</text:p>
      <text:p text:style-name="P11">上移</text:p>
      <text:p text:style-name="P11"><text:soft-page-break/>下移</text:p>
      <text:p text:style-name="P11">最小化</text:p>
      <text:p text:style-name="P11">最大化 关闭</text:p>
      <text:p text:style-name="P11">返回 关闭</text:p>
      <text:p text:style-name="P11">Portlet 内容</text:p>
      <text:p text:style-name="P11">Portlet 默认浏览样式</text:p>
      <text:p text:style-name="P15"><text:span text:style-name="T37">图 1.4.1-1 标题</text:span></text:p>
      <text:p text:style-name="P15"/>
      <text:p text:style-name="P11">Portlet 内容</text:p>
      <text:p text:style-name="P11">Portlet 默认编辑样式</text:p>
      <text:p text:style-name="P11">图 1.4.1-2</text:p>
      <text:p text:style-name="P11">JCP 组织提出的 JSR168 规范定义了 Portlet 的实现标准。<text:span text:style-name="T30">每个 Portlet 对外表现为一</text:span></text:p>
      <text:p text:style-name="P11"><text:span text:style-name="T30">个小窗口,有自己的默认样式和窗口状态。</text:span>如上图,Portlet 有自己的标题,浏览状态下支</text:p>
      <text:p text:style-name="P11">持编辑、关闭、上移、下移、最大化、最小化功能,编辑状态下支持返回和关闭功能。<text:span text:style-name="T30">从各</text:span></text:p>
      <text:p text:style-name="P11"><text:span text:style-name="T30">种数据来源提取的信息以 Portlet 内容的形式呈现在 Portal 中。</text:span></text:p>
      <text:p text:style-name="P11">Portlet 样式指出 Portlet 正处于什么模式,Portlet 通常会根据所处的模式而执行不</text:p>
      <text:p text:style-name="P11">同的工作并产生不同的内容。</text:p>
      <text:p text:style-name="P11">Portlet 模式让 Portlet 决定它该显示什么内容和执行什么动作。调用一个 Portlet</text:p>
      <text:p text:style-name="P11">的时候,Portlet 容器会提供一个 Portlet 模式给那个 Portlet。当在处理一个请求动作</text:p>
      <text:p text:style-name="P11">时,Portlet 的模式是可以用程序来改变的。</text:p>
      <text:p text:style-name="P11">JSR168 规范定义了三个 Portlet 模式: 浏览、编辑和帮助,Liferay Portal 支持其中</text:p>
      <text:p text:style-name="P11">的全部三个模式。同时 Portal 是可以根据使用者的角色,来决定是要提供(显示)哪几个</text:p>
      <text:p text:style-name="P11">Portlet 模式给使用者操作。</text:p>
      <text:p text:style-name="P11">例如,匿名使用者可以操作浏览和帮助等 Portlet 模式的内容, 而只有授权过的使用</text:p>
      <text:p text:style-name="P11">者可以操作编辑这个 Portlet 模式所提供的内容或动作。</text:p>
      <text:p text:style-name="P11">在浏览这个 Portlet 模式里,所被期望要提供的功能是产生标记语言来表现此时 Portlet</text:p>
      <text:p text:style-name="P13">10Liferay Portal的状态。</text:p>
      <text:p text:style-name="P13"><text:s/>举例来说, Portlet 的 浏览 模式可以包含一个或多个画面让使用者可以浏览与互</text:p>
      <text:p text:style-name="P11">动, 或是一些不需要与使用者互动的静态内容。</text:p>
      <text:p text:style-name="P11">在编辑这个 Portlet 模式里, Portlet 需要提供内容和逻辑来让使用者定制 Portlet</text:p>
      <text:p text:style-name="P11">的行为。典型的说, 编辑模式的 Portlet 会设定或更新 Portlet 的参数设定值。</text:p>
      <text:p text:style-name="P11">在帮助这个模式里,Portlet 应该提供有关这个 Portlet 的帮助信息。这个帮助信息可</text:p>
      <text:p text:style-name="P11">以是有关这个 Portlet 的简单且条理清楚的视窗说明或是详细的说明整个来龙去脉。所有</text:p>
      <text:p text:style-name="P11">的 Portlet 并不需要都提供帮助这个模式。</text:p>
      <text:p text:style-name="P11"><text:soft-page-break/>一个 Portlet 可以根据窗口状态来决定在一个页面里该占多少空间。 当调用一个</text:p>
      <text:p text:style-name="P11">Portlet 时, Portlet 容器 需要告诉该 Portlet 目前的窗口状态。 此时 Portlet 可以根</text:p>
      <text:p text:style-name="P11">据窗口状态来决定它该对多少信息作处理。 在处理请求的过程中, Portlet 可以通过程序</text:p>
      <text:p text:style-name="P11">的方式来改变窗口状态。</text:p>
      <text:p text:style-name="P11">1.4.2</text:p>
      <text:p text:style-name="P11">Portal 页面</text:p>
      <text:p text:style-name="P11">Portlet A</text:p>
      <text:p text:style-name="P11">Portlet B</text:p>
      <text:p text:style-name="P11">Portlet C</text:p>
      <text:p text:style-name="P11">Portal 页面</text:p>
      <text:p text:style-name="P11">图 1.4.2-1</text:p>
      <text:p text:style-name="P17">每个 Portal 页面包含零个或者多个 Portlet 小窗口,构成一个完整的信息呈现页面。</text:p>
      <text:p text:style-name="P17">Portal 在启动之后根据 Portlet 配置文件等信息,给 Portlet 的标题等属性赋值,赋予</text:p>
      <text:p text:style-name="P17">Portlet 编辑、关闭等各种控制按钮,使 Portlet 成为一个标准的 Portlet 窗口。Portlet</text:p>
      <text:p text:style-name="P11"><text:span text:style-name="T30">合并这些 Portlet 窗口,组成一个完整的文档,即 Portal 页面。</text:span>每个 Portlet 都处于相应</text:p>
      <text:p text:style-name="P11">的布局当中,呈现事先定义的内容,表现 Portal 公共的品质。而且 Portlet 可以在不同的</text:p>
      <text:p text:style-name="P11">布局之间切换。Portlet 响应客户端的请求,并将请求提交到相应的 URL 进行逻辑处理。</text:p>
      <text:p text:style-name="P17">Portlet 开发完毕之后,部署到 Portal 服务器,由 Portal 服务器负责组织、权限控制</text:p>
      <text:p text:style-name="P11"><text:span text:style-name="T30">和呈现。</text:span>Portal 页面创建过程如下:</text:p>
      <text:p text:style-name="P17">Portlet 在 Portlet 容器内执行 ,Portlet 容器接收 Portlet 产生的内容。通常</text:p>
      <text:p text:style-name="P17">Portlet 容器将这些内容提交给 Portlet 服务器,Portlet 服务器依照这些内容建立 Portal</text:p>
      <text:p text:style-name="P11"><text:span text:style-name="T30">页面,然后将它传给客户端呈现。</text:span>具体流程如下图:</text:p>
      <text:p text:style-name="P11">11Liferay Portal</text:p>
      <text:p text:style-name="P11">客户端呈现</text:p>
      <text:p text:style-name="P11">Portal 页面</text:p>
      <text:p text:style-name="P11">Portlet</text:p>
      <text:p text:style-name="P11">服务器</text:p>
      <text:p text:style-name="P11">Portlet</text:p>
      <text:p text:style-name="P11">容器</text:p>
      <text:p text:style-name="P11">A</text:p>
      <text:p text:style-name="P11">B</text:p>
      <text:p text:style-name="P11">Portlet A</text:p>
      <text:p text:style-name="P11">Portlet B</text:p>
      <text:p text:style-name="P11">C</text:p>
      <text:p text:style-name="P11"><text:soft-page-break/>Portlet C</text:p>
      <text:p text:style-name="P11">Portlet 窗口</text:p>
      <text:p text:style-name="P11">Portal 页面创建过程</text:p>
      <text:p text:style-name="P11">图 1.4.2-2</text:p>
      <text:p text:style-name="P11">Portal 页面的请求过程如下:</text:p>
      <text:p text:style-name="P11">使用者经由客户端设备(例如浏览器)存取 Portal,Portal 根据接收到的请求决定哪</text:p>
      <text:p text:style-name="P11">些 Portlet 需要被执行以满足需求。Portal 通过Portlet容器呼叫 Portlet,然后由</text:p>
      <text:p text:style-name="P11">Portlet产生的片段建立Portal页面,再传回客户端呈现给使用者。具体流程如下图:</text:p>
      <text:p text:style-name="P11">客户端呈现</text:p>
      <text:p text:style-name="P11">Portal 页面</text:p>
      <text:p text:style-name="P11">Portlet</text:p>
      <text:p text:style-name="P11">服务器</text:p>
      <text:p text:style-name="P11">Portlet</text:p>
      <text:p text:style-name="P11">容器</text:p>
      <text:p text:style-name="P11">A</text:p>
      <text:p text:style-name="P11">B</text:p>
      <text:p text:style-name="P11">Portlet A</text:p>
      <text:p text:style-name="P11">Portlet B</text:p>
      <text:p text:style-name="P11">C</text:p>
      <text:p text:style-name="P11">Portlet C</text:p>
      <text:p text:style-name="P11">Portlet 窗口</text:p>
      <text:p text:style-name="P11">Portal 页面请求过程</text:p>
      <text:p text:style-name="P11">图 1.4.2-3</text:p>
      <text:p text:style-name="P11">12Liferay Portal</text:p>
      <text:p text:style-name="P11"><text:span text:style-name="T31">第二章 Liferay Portal 的使用</text:span></text:p>
      <text:p text:style-name="P11">Liferay Portal 分为 Professional 和 Enterprise 两个版本。</text:p>
      <text:p text:style-name="P11">Liferay Portal 支持多个应用服务器和 Servlet 容器。Liferay Portal Ent 版本需要一个健壮</text:p>
      <text:p text:style-name="P11">的 J2EE 服务器,而 Pro 版本只要一个普通的 Servlet 服务器就可以运行。如果需要运行 EJB,</text:p>
      <text:p text:style-name="P11">建议使用 Pro 版本。两个版本的源码和应用接口都是一样的。</text:p>
      <text:p text:style-name="P17">默认的,Pro 版本分别集成 Tomcat / Jetty / Resin 作为 Web 服务器,采用 Struts 作为 Web</text:p>
      <text:p text:style-name="P11"><text:span text:style-name="T30">框架,实现轻量级的系统架构</text:span>。Enterprise 集成 JBoss 作为 Web 服务器,采用 Spring 作为</text:p>
      <text:p text:style-name="P11">Web 框架,兼顾 EJB。</text:p>
      <text:p text:style-name="P11"><text:span text:style-name="T30">Liferay Portal 默认集成 HSQL 数据库,来持久化保存用户自定义的数据。</text:span>通过修改集成</text:p>
      <text:p text:style-name="P11">在 Liferay Portal 的 Tomcat 的部署描述文件,用户可以更改数据源。Liferay Portal 官方网站</text:p>
      <text:p text:style-name="P11"><text:soft-page-break/>提供了数据库表的生成脚本。</text:p>
      <text:p text:style-name="P11">下面以 Pro 版本(Tomcat 服务器)为例,讲述 Liferay Portal 的用户策略、内容布局、桌面</text:p>
      <text:p text:style-name="P11">和品质。</text:p>
      <text:p text:style-name="P15">第一节 Liferay Portal 安装</text:p>
      <text:p text:style-name="P11">由于 Liferay Portal Pro 版本集成了 Tomcat 服务器 V5,所以只要把应用包下载解压就可</text:p>
      <text:p text:style-name="P11">以直接运行。</text:p>
      <text:p text:style-name="P11">1、从 http://www.iferay.om/web/guest/downloads/portal_pro 下载Pro版本zip包, 解压到</text:p>
      <text:p text:style-name="P11">目录{PORTAL_HOME}, 目录结构相对普通的Tomcat增加了Liferay文件夹。Liferay是默认</text:p>
      <text:p text:style-name="P11">的Web应用。</text:p>
      <text:p text:style-name="P11">2、正确安装 JDK1.4 或者 JDK1.5,并在环境变量里面正确配置 JAVA_HOME 变量。</text:p>
      <text:p text:style-name="P11">图 2.1-1</text:p>
      <text:p text:style-name="P11">3、从命令行启动{PORTAL_HOME}/bin/startup.bat,启动 Liferay Portal。</text:p>
      <text:p text:style-name="P11">4、在浏览器地址栏输入http://localhost ,访问Portal首页。</text:p>
      <text:p text:style-name="P11">5、用 Login 为 test@liferay.com 密码为 test 的用户登录 Portal 系统,得到的是一个 Demo</text:p>
      <text:p text:style-name="P11">的首页。</text:p>
      <text:p text:style-name="P11">13Liferay Portal</text:p>
      <text:p text:style-name="P11">图 2.1-2</text:p>
      <text:p text:style-name="P11">如果启动呈现异常,请查看 Tomcat 控制台查找原因。</text:p>
      <text:p text:style-name="P11">Liferay Portal 启动之后,HSQL 数据库自动启动。</text:p>
      <text:p text:style-name="P11">登录系统后,点击右上角“My Account”链接,在“Display”选项卡中将 Language 改</text:p>
      <text:p text:style-name="P11">为“Chinese(China)”,以便中文化 Portal 界面。</text:p>
      <text:p text:style-name="P15">第二节Liferay Portal 的用户策略</text:p>
      <text:p text:style-name="P11">Liferay Portal 通过定义严谨的用户策略、灵活的可个性化定制的内容和布局以及丰富可</text:p>
      <text:p text:style-name="P11">定制的品质策略,实现灵活的可定制的产品理念。</text:p>
      <text:p text:style-name="P15">Liferay Portal 采用用户-用户组-角色-Portlet 的关联方式来实现用户权限的管理。</text:p>
      <text:p text:style-name="P17">用户录属于用户组(也可以单独存在),该用户组具有某种(多种)角色,角色分配给用户</text:p>
      <text:p text:style-name="P11"><text:span text:style-name="T30">组,也可以直接分配给用户。</text:span>而操作某个 Portlet 需要具有其指定的角色。下面通过实例</text:p>
      <text:p text:style-name="P11">操作,来了解和体验一下 Liferay Portal 的用户管理策略。</text:p>
      <text:p text:style-name="P18">2.2.1 定义用户</text:p>
      <text:p text:style-name="P11">Liferay Portal 的用户管理在系统管理的 Portlet 中。缺省只有系统管理员才能使用。登录</text:p>
      <text:p text:style-name="P11">Portal 后,可以在默认的桌面上找到“系统管理”Portlet。如果没有,从页面底部的选择框</text:p>
      <text:p text:style-name="P11">中选择“系统管理”添加上。也可以通过右上角“CMS”桌面的“内容和布局”页面找到</text:p>
      <text:p text:style-name="P11">管理入口。</text:p>
      <text:p text:style-name="P11">从“系统管理”Portlet 中选择“用户”项,进入用户管理界面。</text:p>
      <text:p text:style-name="P11"><text:soft-page-break/>14Liferay Portal</text:p>
      <text:p text:style-name="P11">图 2.2.1–1</text:p>
      <text:p text:style-name="P11">2.2.2</text:p>
      <text:p text:style-name="P11">图 2.2.1-2</text:p>
      <text:p text:style-name="P11">添加用户</text:p>
      <text:p text:style-name="P11">图 2.2.1-2 所示页面右边为“新增用户”列,填入你所要增加的用户名称,姓氏,用户</text:p>
      <text:p text:style-name="P11">标识(可自动生成),邮件地址,密码(可自动生成)等。可以修改该用户所具有的用户组</text:p>
      <text:p text:style-name="P11">和角色信息(也可创建之后再修改)。用户标识必须是系统唯一的,所以请确保你所输入的</text:p>
      <text:p text:style-name="P11">用户标识与已有的不冲突。</text:p>
      <text:p text:style-name="P11">点击“新增用户”,我们成功增加一位用户标示为“educhina”的用户,如图 2.2.1-2</text:p>
      <text:p text:style-name="P11">所示。左侧列表中新增一项“educhina eamoi”。然后我们就可修改这位用户的用户组,角色,个人档案等信息了。</text:p>
      <text:p text:style-name="P18">2.2.3 修改用户</text:p>
      <text:p text:style-name="P11">选择用户列表中一项,然后点击底部的三个编辑按钮,就可以分别编辑该用户的用户组、</text:p>
      <text:p text:style-name="P11">角色、档案等信息了。</text:p>
      <text:p text:style-name="P11">此处我们选择用户“educhina eamoi”,然后选择“编辑档案”,出现档案编辑页面。如</text:p>
      <text:p text:style-name="P11">图 2.2.3-3 所示。填写你想要修改的信息,点击对应的“更新”按钮即可完成修改。需要注</text:p>
      <text:p text:style-name="P11">意的是整个档案页面分成几个部分,需要分别修改更新。</text:p>
      <text:p text:style-name="P11">选择用户“educhina eamoi”,然后选择“编辑角色”,进入角色编辑页面,如图 2.2.3-4</text:p>
      <text:p text:style-name="P11">所示。左侧列表框为当前该用户所具有的角色,右侧列表为所有可用的角色。要赋给用户新</text:p>
      <text:p text:style-name="P11">角色,则从右侧选择一项或多项,通过中间的转移按钮,从右侧添加至左侧。要删减用户角</text:p>
      <text:p text:style-name="P11">色,则从左侧移至右侧。最后点击底部的“更新”即可。更新完页面会自动返回。</text:p>
      <text:p text:style-name="P11">编辑用户组的操作同上。</text:p>
      <text:p text:style-name="P11">15Liferay Portal</text:p>
      <text:p text:style-name="P11">图 2.2.3-1</text:p>
      <text:p text:style-name="P11">图 2.2.3-2</text:p>
      <text:p text:style-name="P11">16Liferay Portal</text:p>
      <text:p text:style-name="P11">图 2.2.3-3</text:p>
      <text:p text:style-name="P11">图 2.2.3-4</text:p>
      <text:p text:style-name="P11">17Liferay Portal</text:p>
      <text:p text:style-name="P11">图 2.2.3-5</text:p>
      <text:p text:style-name="P11">2.2.4</text:p>
      <text:p text:style-name="P11">定义用户组</text:p>
      <text:p text:style-name="P11">用户组是对具有相同角色的用户的聚合。只要把用户需要的角色赋给用户组,则该用户</text:p>
      <text:p text:style-name="P11"><text:soft-page-break/>组内所有的用户就都具备了该角色,具有该角色所有的权限,这样子就简化了用户权限管理。</text:p>
      <text:p text:style-name="P11">用户组还有一个共用首页面的概念,是该用户组所有用户共享的页面。这些用户可以看</text:p>
      <text:p text:style-name="P11">到一个内容布局一致的页面,用以在用户组中共享信息。</text:p>
      <text:p text:style-name="P11">从系统管理中选择[用户组]项,进入用户组定义页面。如图 2.2.4-1 所示:</text:p>
      <text:p text:style-name="P11">图 2.2.4-1</text:p>
      <text:p text:style-name="P11">18Liferay Portal</text:p>
      <text:p text:style-name="P11">2.2.5</text:p>
      <text:p text:style-name="P11">新增、重命名用户组</text:p>
      <text:p text:style-name="P11">图中左侧为用户组列表,右侧为新增,和重命名。</text:p>
      <text:p text:style-name="P11">在新增部分直接添入用户组名称,点击“新增用户组”即可。</text:p>
      <text:p text:style-name="P11">选择列表中一个用户组,然后在右侧下方添入要修改的新组名,点击“更新”既可。</text:p>
      <text:p text:style-name="P11">“友好的 URL”为该用户组的共用首页面设置 URL。</text:p>
      <text:p text:style-name="P11">2.2.6</text:p>
      <text:p text:style-name="P11">修改用户组</text:p>
      <text:p text:style-name="P11">对于用户组我们可以修改它的角色,所包含的用户和该用户组的共用首页面。</text:p>
      <text:p text:style-name="P11">选择用户组列表中一项,然后点击底部的“编辑角色”,进入用户组角色编辑页面,如</text:p>
      <text:p text:style-name="P11">图 2.2.6-1 所示。页面左侧为用户组当前已具备的角色,右侧为所有可用角色。添加删除操</text:p>
      <text:p text:style-name="P11">作同[2.2.3 修改用户]。更新完会自动返回用户组列表页面。</text:p>
      <text:p text:style-name="P11">图 2.2.6-1</text:p>
      <text:p text:style-name="P11">选择用户组列表中一项,然后点击底部的“编辑用户”,进入用户组用户编辑页面,如</text:p>
      <text:p text:style-name="P11">图 2.2.6-2 所示。页面左侧为用户组 当前包含的用户,右侧为所有用户。添加删除操作同[2.2.3</text:p>
      <text:p text:style-name="P11">修改用户]。更新完会自动返回用户组列表页面。</text:p>
      <text:p text:style-name="P11">图 2.2.6-2</text:p>
      <text:p text:style-name="P11">19Liferay Portal</text:p>
      <text:p text:style-name="P11">选择用户组列表中一项,然后点击底部的“编辑页面”,进入用户组首页编辑页面,如</text:p>
      <text:p text:style-name="P11">图 2.2.6-3 所示。</text:p>
      <text:p text:style-name="P11">图 2.2.6-3</text:p>
      <text:p text:style-name="P11">首先增加一个新页。在“处理子页”一栏,填入新页的名字,选择类型,点击“新增页</text:p>
      <text:p text:style-name="P11">面”,左侧树状列表中会增添一个以新页名字为标题的新项。</text:p>
      <text:p text:style-name="P11">然后为新页设置布局。点击左侧列表中的新页,右侧出现布局编辑页面,如图 2.2.6-4</text:p>
      <text:p text:style-name="P11">所示。详细设置布局的操作可参考所述。</text:p>
      <text:p text:style-name="P11">图 2.2.6-4</text:p>
      <text:p text:style-name="P11">2.2.7</text:p>
      <text:p text:style-name="P11"><text:soft-page-break/>定义角色</text:p>
      <text:p text:style-name="P11">角色是对用户身份的一种定义。不同的角色具有不同的权限。被赋予这种角色的用户自</text:p>
      <text:p text:style-name="P11">然就获得了该角色的权限。</text:p>
      <text:p text:style-name="P11">20Liferay Portal</text:p>
      <text:p text:style-name="P11">从系统管理中选择[角色]项,进入角色定义页面。如图 2.2.7-1 所示。</text:p>
      <text:p text:style-name="P11">图 2.2.7-1</text:p>
      <text:p text:style-name="P11">2.2.8</text:p>
      <text:p text:style-name="P11">新增、重命名角色</text:p>
      <text:p text:style-name="P11">图中左侧为角色列表,右侧为新增,和重命名。</text:p>
      <text:p text:style-name="P11">在新增部分输入角色名称,点击“新增角色”即可新增一个角色。</text:p>
      <text:p text:style-name="P11">选择列表中一个角色,然后在右侧下方对应栏位填入新角色名,点击“重命名角色”即</text:p>
      <text:p text:style-name="P11">可重命名该角色。</text:p>
      <text:p text:style-name="P11">2.2.9</text:p>
      <text:p text:style-name="P11">修改用户组角色</text:p>
      <text:p text:style-name="P11">对于角色,我们可以修改它的用户组和用户。该操作可以通过修改用户组和用户的角色</text:p>
      <text:p text:style-name="P11">来完成。</text:p>
      <text:p text:style-name="P11">选择角色列表中一项,然后点击底部的“编辑用户组”,进入角色的用户组编辑页面,</text:p>
      <text:p text:style-name="P11">如图 2.2.9-1 所示。页面左侧为已具备当前角色的用户组,右侧为所有用户组。添加删除操</text:p>
      <text:p text:style-name="P11">作同[2.2.3 修改用户]。更新后自动返回角色列表页面。</text:p>
      <text:p text:style-name="P11">图 2.2.9-1</text:p>
      <text:p text:style-name="P11">21Liferay Portal</text:p>
      <text:p text:style-name="P11">选择角色列表中一项,然后点击底部的“编辑用户”,进入角色的用户编辑页面,如图</text:p>
      <text:p text:style-name="P11">2.2.9-2 所示。页面左侧为已具备当前角色的用户,右侧为所有用户。添加删除操作同[2.2.3</text:p>
      <text:p text:style-name="P11">修改用户]。更新后自动返回角色列表页面。</text:p>
      <text:p text:style-name="P11">图 2.2.9-2</text:p>
      <text:p text:style-name="P11">2.2.10</text:p>
      <text:p text:style-name="P11">定义 Portlet 的角色</text:p>
      <text:p text:style-name="P11">通过为 Portlet 设置必需的角色,我们实现了用户与 Portlet 的关联。只有当用户或所属</text:p>
      <text:p text:style-name="P11">的用户组具有 Portlet 所必需的角色,他才能操作该 Portlet。</text:p>
      <text:p text:style-name="P11">从系统管理中选择[Portlet]项,进入 Portlet 定制页面。如图 2.2.10-1 所示。页面中</text:p>
      <text:p text:style-name="P11">显示了目前系统中可用的 Portlet 列表,列表中显示了 Portlet 目前的状态和必需的角色。</text:p>
      <text:p text:style-name="P11">22Liferay Portal</text:p>
      <text:p text:style-name="P11">图 2.2.10-1</text:p>
      <text:p text:style-name="P11">选择一个 Portlet,点击“编辑”进入 Portlet 定制页面,如图 2.2.10-2 所示。页面左侧为</text:p>
      <text:p text:style-name="P11"><text:soft-page-break/>Portlet 必需的角色,右侧为所有角色。添加删除操作同[2.2.3 修改用户]。</text:p>
      <text:p text:style-name="P11">图 2.2.10 - 2</text:p>
      <text:p text:style-name="P11">23Liferay Portal</text:p>
      <text:p text:style-name="P15">第三节 Liferay Portal 内容和布局</text:p>
      <text:p text:style-name="P11">Portlet 容器采用布局来对包含的 Portlet 进行管理并呈现,不同的布局决定了不同的</text:p>
      <text:p text:style-name="P11">Portlet 呈现效果。每个加入到 Portal 服务器的 Portlet 必须属于某个布局,才能够被使</text:p>
      <text:p text:style-name="P11">用者所看到。<text:span text:style-name="T30">内容则是 Portlet 对外呈现的信息</text:span><text:span text:style-name="T35">片断</text:span><text:span text:style-name="T30">,是 Portlet 的核心</text:span>。两者都是 Portal</text:p>
      <text:p text:style-name="P11">的重要组成部分。Liferay Portal 采用开源框架 Struts 的 Tiles 来管理内容和布局。</text:p>
      <text:p text:style-name="P18">2.3.1 什么是布局</text:p>
      <text:p text:style-name="P11">布局,即 Layout,也可以称为布局管理器,是 Portlet 容器管理 Portlet 的一个重要</text:p>
      <text:p text:style-name="P11">工具。一个布局,在生成的 Portal 页面中,呈现出单行多列或者多行多列的效果。而 Portlet</text:p>
      <text:p text:style-name="P11">就内嵌在某一列中。</text:p>
      <text:p text:style-name="P11">在 Liferay Portal 中,将列分为宽栏和窄栏。通常,宽栏占据页面 2/3 的宽度,窄栏</text:p>
      <text:p text:style-name="P11">占据页面 1/3 的宽度。每个 Portlet 在部署的时候都必须在部署描述符文件中指定 Portlet</text:p>
      <text:p text:style-name="P11">是被部署在宽栏或者窄栏当中,默认是部署在宽栏中。</text:p>
      <text:p text:style-name="P11">图 2.3.1-1</text:p>
      <text:p text:style-name="P16">Liferay Portal 采用 tpl 文件来定义布局,这些 tpl 文件存储在{PORTAL_HOME}</text:p>
      <text:p text:style-name="P11"><text:span text:style-name="T32">/liferay/html/layouttpl 文件夹中</text:span>。在 tpl 文件中,规定每个列的宽度。当 Portlet 加入</text:p>
      <text:p text:style-name="P11">到列中时,取得当前列的宽度,然后根据这个宽度确定 Portlet 窗口的显示宽度。tpl 文件</text:p>
      <text:p text:style-name="P11">采用标准的 HTML 代码和 Liferay Portal 自定义的标签来定义布局。如下图:</text:p>
      <text:p text:style-name="P11">&lt;table border="0" cellpadding="0" cellspacing="0" width="100%"&gt;</text:p>
      <text:p text:style-name="P11">&lt;tr&gt;</text:p>
      <text:p text:style-name="P11">&lt;td colspan="3" valign="top"&gt;</text:p>
      <text:p text:style-name="P11">&lt;runtime-Portlet-column id="column_1" /&gt;</text:p>
      <text:p text:style-name="P11">&lt;/td&gt;</text:p>
      <text:p text:style-name="P11">&lt;/tr&gt;</text:p>
      <text:p text:style-name="P11">&lt;tr&gt;</text:p>
      <text:p text:style-name="P11">&lt;td colspan="3" valign="top"&gt;</text:p>
      <text:p text:style-name="P11">&lt;runtime-Portlet-column id="column_2" /&gt;</text:p>
      <text:p text:style-name="P11">&lt;/td&gt;</text:p>
      <text:p text:style-name="P11">&lt;/tr&gt;</text:p>
      <text:p text:style-name="P11">&lt;/table&gt;</text:p>
      <text:p text:style-name="P11">图 2.3.1-2</text:p>
      <text:p text:style-name="P17">只要把定义的 tpl 文件路径加入到部署描述文件中,Liferay Portal 在启动的时候就</text:p>
      <text:p text:style-name="P11"><text:soft-page-break/><text:span text:style-name="T30">可以自动载入,供系统调用。</text:span>如下图:</text:p>
      <text:p text:style-name="P11">24Liferay Portal</text:p>
      <text:p text:style-name="P19">&lt;layout-templates&gt;</text:p>
      <text:p text:style-name="P19"><text:tab/>&lt;layout-template id="1_column" name="1 Column"&gt;</text:p>
      <text:p text:style-name="P19"><text:tab/><text:tab/>&lt;template-path&gt;/html/layouttpl/1_column.tpl&lt;/template-path&gt;</text:p>
      <text:p text:style-name="P19"><text:tab/>&lt;/layout-template&gt;</text:p>
      <text:p text:style-name="P19"><text:tab/>&lt;layout-template id="2_columns_i" name="2 Columns (50/50)"&gt;</text:p>
      <text:p text:style-name="P19"><text:tab/><text:tab/>&lt;template-path&gt;/html/layouttpl/2_columns_i.tpl&lt;/template-path&gt;</text:p>
      <text:p text:style-name="P19"><text:tab/>&lt;/layout-template&gt;</text:p>
      <text:p text:style-name="P19"><text:tab/>&lt;layout-template id="2_columns_ii" name="2 Columns (30/70)"&gt;</text:p>
      <text:p text:style-name="P19"><text:tab/><text:tab/>&lt;template-path&gt;/html/layouttpl/2_columns_ii.tpl&lt;/template-path&gt;</text:p>
      <text:p text:style-name="P19"><text:tab/>&lt;/layout-template&gt;</text:p>
      <text:p text:style-name="P19"><text:tab/>&lt;layout-template id="1_2_1_columns" name="1-2-1 Columns"&gt;</text:p>
      <text:p text:style-name="P19"><text:tab/><text:tab/>&lt;template-path&gt;/html/layouttpl/1_2_1_columns.tpl&lt;/template-path&gt;</text:p>
      <text:p text:style-name="P19"><text:tab/>&lt;/layout-template&gt;</text:p>
      <text:p text:style-name="P19">&lt;/layout-templates&gt;</text:p>
      <text:p text:style-name="P11">图 2.3.1-3</text:p>
      <text:p text:style-name="P11">Liferay Portal 默认的布局允许有一列、二列、三列的布局。二次开发的时候可以定</text:p>
      <text:p text:style-name="P11">义自己的布局文件。</text:p>
      <text:p text:style-name="P11">在每个列的底部,有一个下拉列表框,列出本列可用的所有 Portlet。列表框旁边的“添</text:p>
      <text:p text:style-name="P11">加”按钮,则可以将选中的按钮添加到列中显示。</text:p>
      <text:p text:style-name="P11">Portal 页面</text:p>
      <text:p text:style-name="P11">宽栏</text:p>
      <text:p text:style-name="P11">下拉列表框</text:p>
      <text:p text:style-name="P11">添加</text:p>
      <text:p text:style-name="P11">单行单列的布局</text:p>
      <text:p text:style-name="P11">图 2.3.1-4</text:p>
      <text:p text:style-name="P11">Portal 页面</text:p>
      <text:p text:style-name="P11">窄栏</text:p>
      <text:p text:style-name="P11">下拉列表框</text:p>
      <text:p text:style-name="P11">宽栏</text:p>
      <text:p text:style-name="P11">添加</text:p>
      <text:p text:style-name="P11">下拉列表框</text:p>
      <text:p text:style-name="P11">单行两列的布局</text:p>
      <text:p text:style-name="P11"><text:soft-page-break/>25</text:p>
      <text:p text:style-name="P11">添加Liferay Portal</text:p>
      <text:p text:style-name="P11">图 2.3.1-5</text:p>
      <text:p text:style-name="P11">Portal 页面</text:p>
      <text:p text:style-name="P11">窄栏</text:p>
      <text:p text:style-name="P11">下拉列表框</text:p>
      <text:p text:style-name="P11">宽栏</text:p>
      <text:p text:style-name="P11">添加</text:p>
      <text:p text:style-name="P11">下拉列表框</text:p>
      <text:p text:style-name="P11">添加</text:p>
      <text:p text:style-name="P11">宽栏</text:p>
      <text:p text:style-name="P11">下拉列表框</text:p>
      <text:p text:style-name="P11">添加</text:p>
      <text:p text:style-name="P11">混合的布局</text:p>
      <text:p text:style-name="P11">图 2.3.1-6</text:p>
      <text:p text:style-name="P18">2.3.2 什么是内容</text:p>
      <text:p text:style-name="P11"><text:span text:style-name="T30">内容具体指 Portlet 显示出来的标记片断,称为 Portlet 内容。</text:span>通常,当 Portlet 窗口</text:p>
      <text:p text:style-name="P11">处于浏览或者编辑状态的时候,就会表现相应的 Portlet 内容。内容在开发 Portlet 的时候</text:p>
      <text:p text:style-name="P11">确定。</text:p>
      <text:p text:style-name="P22">Portlet 对各种来源的数据进行加工和逻辑处理,最后输出为一些规则的标记(HTML、</text:p>
      <text:p text:style-name="P11"><text:span text:style-name="T36">XHTML、WML),最后在 Portlet 容器中形成 Portlet 窗口,供 Portal 组合成为 Portal 页面。</text:span></text:p>
      <text:p text:style-name="P11">内容是 Portlet 的信息主体,它形成的表单、链接等同时接受使用者的信息请求或者数</text:p>
      <text:p text:style-name="P11">据提交,并将系统对使用者请求的响应呈现在客户端。下图为以日历为内容的 Portlet。</text:p>
      <text:p text:style-name="P11">图 2.3.2-1</text:p>
      <text:p text:style-name="P11">26Liferay Portal</text:p>
      <text:p text:style-name="P18">2.3.3 内容布局与 Portlet 的关系</text:p>
      <text:p text:style-name="P11">通过定义布局,对 Portlet 进行有效管理,是 Liferay Portal 容器组织 Portlet 的有</text:p>
      <text:p text:style-name="P11">效方式。在相同的列中,Portlet 可以很容易的调整位置。当列中的 Portlet 数量超过一个</text:p>
      <text:p text:style-name="P11">的时候,通过 Portlet 右上角的“上移”和“下移”按钮,可以调整相邻 Portlet 的上下位</text:p>
      <text:p text:style-name="P11">置。当 Portlet 的内容较长的时候,可以把 Portlet 部署到宽栏中,占据更大的屏幕空间,</text:p>
      <text:p text:style-name="P11">以有效的显示数据。相应的,如果 Portlet 内容较少时,可以把 Portlet 部署到窄栏中。</text:p>
      <text:p text:style-name="P11">图 2.3.3-1</text:p>
      <text:p text:style-name="P11">每个 Portlet 在定义的时候,可以在部署描述文件中定义 Portlet 所属的类(Category),</text:p>
      <text:p text:style-name="P11"><text:soft-page-break/>每个类可用的布局,这些定义也可以启动 Portal 之后在“内容与布局”选项卡中修改。</text:p>
      <text:p text:style-name="P11">在“修改布局”子选项卡中可以修改的包括桌面的标识,如果是单行两列的布局,还可</text:p>
      <text:p text:style-name="P11">以调整宽栏和窄栏的位置。如下图:利用 Liferay Portal 提供的工具,可以很方便的修改布</text:p>
      <text:p text:style-name="P11">局内容和它被显示在 Portal 页面的什么地方。</text:p>
      <text:p text:style-name="P11">图 2.3.2-2</text:p>
      <text:p text:style-name="P11">27Liferay Portal</text:p>
      <text:p text:style-name="P11">图 2.3.3-3</text:p>
      <text:p text:style-name="P11">在“处理孩子”子选项卡中,可以定义每个 Portal 页面的子页面,形成页面树。根节</text:p>
      <text:p text:style-name="P11">点的子页面会平行的出现在桌面上。如下图:</text:p>
      <text:p text:style-name="P11">图 2.3.3-4</text:p>
      <text:p text:style-name="P11">Portal 是大量信息和系统的集成。Portlet 内容往往来源与集成的各个系统。Portlet</text:p>
      <text:p text:style-name="P11">面向的用户通常也是复杂的。除了在用户策略中合理定义 Portlet 的用户策略外,也可以对</text:p>
      <text:p text:style-name="P11">Portlet 内容进行过滤,针对相应的用户显示适当的信息。当然,这种方法没有定义用户策</text:p>
      <text:p text:style-name="P11">略那样来得直观。</text:p>
      <text:p text:style-name="P18">2.3.4 选择内容和布局</text:p>
      <text:p text:style-name="P11"><text:span text:style-name="T30">Liferay Portal 内置了数个 Portlet 应用,包括系统管理、日历、书签等等。</text:span>目前,</text:p>
      <text:p text:style-name="P11">Liferay Portal 支持单行单列、单行两列、单行三列的布局显示,可以在相应桌面的“内</text:p>
      <text:p text:style-name="P11">容和布局”中选择。</text:p>
      <text:p text:style-name="P11">每个默认的 Portlet 则来自于各个数据源的既有数据,或者对该数据的重新加工处理。</text:p>
      <text:p text:style-name="P11">通过定义 Portlet 所属类别和相应的用户策略,成功实现 Portlet 的合理显示。</text:p>
      <text:p text:style-name="P11">Liferay Portal 提供了基于 Web 的工具,可以很方便的在几种默认的布局之间切换。</text:p>
      <text:p text:style-name="P11">1、登录系统后,选择桌面当中的“内容和布局”,进入布局管理页面。</text:p>
      <text:p text:style-name="P11">2、选中桌面的第一级节点,然后在“列数”中选择需要的列数。</text:p>
      <text:p text:style-name="P11">3、点击底部的“更新页”按钮,提交选择。布局修改生效。返回桌面。</text:p>
      <text:p text:style-name="P11">可以看到,单行单列的布局默认是一个宽栏;单行两列的布局默认是一个宽栏和一个窄</text:p>
      <text:p text:style-name="P11">栏;单行三列的布局默认是三个窄栏。</text:p>
      <text:p text:style-name="P11">第四节</text:p>
      <text:p text:style-name="P18">2.4.1 Liferay Portal 的桌面</text:p>
      <text:p text:style-name="P11">什么是桌面</text:p>
      <text:p text:style-name="P11">定义个性化的桌面是 Portal 的标准功能之一。用户可以把任何允许的 Portlet 添加到</text:p>
      <text:p text:style-name="P11">桌面上,构建符合自己需求的信息集合。</text:p>
      <text:p text:style-name="P15">桌面是用户定义的 Portlet 的集合,也是 Portlet 内容的最终呈现媒介之一,可以是一</text:p>
      <text:p text:style-name="P11"><text:span text:style-name="T31">个 Portal 页面,或者是一个 Portal 页面集合,里面包含一个或者多个的 Portlet。</text:span>每个桌</text:p>
      <text:p text:style-name="P11">面通常用一个或者多个布局来管理桌面上的 Portlet。</text:p>
      <text:p text:style-name="P11"><text:soft-page-break/>Portlet 在部署之前,会在部署描述文件中定义该 Portlet 可用的用户组和角色。在定</text:p>
      <text:p text:style-name="P11">义了用户所属的用户组和角色之后,就可以在桌面下方的添加列表中看到该用户可用的所有</text:p>
      <text:p text:style-name="P11">Portlet。用户可以把任何符合该用户角色权限的 Portlet 添加到相应的布局中。这些</text:p>
      <text:p text:style-name="P11">Portlet 和桌面的定制信息会被 Portal 服务器持久化保存。</text:p>
      <text:p text:style-name="P11">28Liferay Portal</text:p>
      <text:p text:style-name="P11">图 2.4.1-1</text:p>
      <text:p text:style-name="P11">Portal 启动之后,根据定制的 Portlet 和桌面信息,搜索并实例化 Portlet,</text:p>
      <text:p text:style-name="P11">构建 Portal</text:p>
      <text:p text:style-name="P11">页面,把 Portlet 内容显示在用户定制的桌面上。</text:p>
      <text:p text:style-name="P11">2.4.2</text:p>
      <text:p text:style-name="P11">定义个性化的桌面</text:p>
      <text:p text:style-name="P11">在完成用户策略、Portlet 定义之后,登录 Liferay Portal,就可以进行个性化桌面的</text:p>
      <text:p text:style-name="P11">定制了。用户登录进入到相应的桌面后,在相应的布局列底部可以看到可用的全部 Portlet</text:p>
      <text:p text:style-name="P11">列表。选中某个 Portlet,点击“添加”按钮,将选中的 Portlet 添加到列中。对已经添加</text:p>
      <text:p text:style-name="P11">到列中的全部 Portlet,可以通过点击 Portlet 窗口右上角的“上移”、 “下移”按钮,</text:p>
      <text:p text:style-name="P11">调整 Portlet 窗口的位置。也可以点击 Portlet 窗口右上角的“最大化” 、</text:p>
      <text:p text:style-name="P11">“最小化”按钮,</text:p>
      <text:p text:style-name="P11">改变窗口的状态。定制完毕的桌面效果如下图:</text:p>
      <text:p text:style-name="P11">图 2.4.2-1</text:p>
      <text:p text:style-name="P11">第五节</text:p>
      <text:p text:style-name="P11">Liferay Portal 的品质</text:p>
      <text:p text:style-name="P11">Liferay Portal 支持个性化的皮肤和外观设计,并将此作为品质单独管理。</text:p>
      <text:p text:style-name="P11">29Liferay Portal</text:p>
      <text:p text:style-name="P18">2.5.1 什么是品质</text:p>
      <text:p text:style-name="P11"><text:span text:style-name="T31">品质是 Liferay Portal 的外观,包括题材和色彩设计两个部分。</text:span>题材主要影响 Portlet</text:p>
      <text:p text:style-name="P11">窗口的样式和 Portal 的整体效果,包括 Portlet 边框格式、功能按钮、Portal 页面效果等</text:p>
      <text:p text:style-name="P11">等。色彩设计主要影响 Portal 的 CSS 样式效果。</text:p>
      <text:p text:style-name="P11">Liferay Portal 默认定义了多种题材效果和色彩设计效果。使用者可以在“品质”选项</text:p>
      <text:p text:style-name="P11">卡中很容易的选择自己满意的品质。</text:p>
      <text:p text:style-name="P18">2.5.2 品质和 Portlet、Portal 的关系</text:p>
      <text:p text:style-name="P11">品质跟 Portlet 和 Portal 的呈现效果有很大的关系。通常应该根据 Portlet 内容选择</text:p>
      <text:p text:style-name="P11">适当的品质即题材和色彩设计。</text:p>
      <text:p text:style-name="P11">题材对 Portal 的影响主要体现在背景和整体风格上面,以及 Portlet 和其他功能菜单</text:p>
      <text:p text:style-name="P11">的布局位置。色彩设计主要影响 Portal 的字体大小以及颜色等效果。</text:p>
      <text:p text:style-name="P11"><text:soft-page-break/>题材主要控制 Portlet 生成的窗口的样式效果,包括边框效果、标题样式等等。色彩主</text:p>
      <text:p text:style-name="P11">要控制 Portlet 窗口的字体效果,包括字体大小、字体颜色等等。</text:p>
      <text:p text:style-name="P11">选择合适的题材和色彩设计对于 Portal 页面的整体呈现效果有明显的影响。如下图:</text:p>
      <text:p text:style-name="P11">图 2.5.2-1 采用不同的色彩设计得到的 Portal 页面</text:p>
      <text:p text:style-name="P11">图 2.5.2-2 采用不同的题材效果得到的 Portal 页面</text:p>
      <text:p text:style-name="P11">2.5.3</text:p>
      <text:p text:style-name="P11">定义个性化的品质</text:p>
      <text:p text:style-name="P11">用户登录 Portal 系统之后,点击功能菜单上的“品质”,进入品质定制页面。选择适</text:p>
      <text:p text:style-name="P11">当的题材和色彩设计,相应的品质效果立即生效。</text:p>
      <text:p text:style-name="P11">30Liferay Portal</text:p>
      <text:p text:style-name="P11">返回桌面查看品质效果。</text:p>
      <text:p text:style-name="P11">使用者可以在二次开发的时候定义自己的品质,只要按照规范,在部署描述文件中定义</text:p>
      <text:p text:style-name="P11">可用的品质,Liferay Portal 就可以自动调用。如下图:</text:p>
      <text:p text:style-name="P11">图 2.5.3-1</text:p>
      <text:p text:style-name="P15">第六节 Liferay Portal 的部署描述文件</text:p>
      <text:p text:style-name="P11">跟所有的 Web 应用一样,Liferay Portal 采用多个 XML 部署描述文件,来初始化部署信</text:p>
      <text:p text:style-name="P11">息,规范操作模式,比如 Portlet 的初始化信息、可用的 Portlet 列表、Portlet 所属角色和用</text:p>
      <text:p text:style-name="P11">户组等等。通过这些部署描述文件,Liferay Portal 可以在启动的时候自动加载 Portlet,根据</text:p>
      <text:p text:style-name="P11">需要生成所需的 Portlet 页面。普通的 Web 应用,也可以很方便的转换成可部署的 Portlet。</text:p>
      <text:p text:style-name="P11">这种实现也是 JSR168 所规定的。</text:p>
      <text:p text:style-name="P11">2.6.1</text:p>
      <text:p text:style-name="P11">web.xml</text:p>
      <text:p text:style-name="P11"><text:span text:style-name="T32">web.xml 是 所 有 Java Web 应 用 的 部 署 描 述 文 件 。</text:span> 其 正 式 的 规 范 由</text:p>
      <text:p text:style-name="P11">http://java.sun.com/dtd/web-app_2_3.dtd 定义。</text:p>
      <text:p text:style-name="P11">与其他普通 Web 应用相比,Liferay Portal 的 Portlet 应用还需要在 web.xml 中增加如下</text:p>
      <text:p text:style-name="P11">内容:</text:p>
      <text:p text:style-name="P11">a、监听器:</text:p>
      <text:p text:style-name="P11">&lt;listener&gt;</text:p>
      <text:p text:style-name="P11">&lt;listener-class&gt;com.liferay.portal.servlet.PortletContextListener&lt;/listener-class&gt;</text:p>
      <text:p text:style-name="P11">&lt;/listener&gt;</text:p>
      <text:p text:style-name="P11">这个要求 web 服务器监听所有跟 Portlet 有关的请求信息,并将监听到的内容交给</text:p>
      <text:p text:style-name="P11">Liferay Portal 的 Portlet 容器处理。</text:p>
      <text:p text:style-name="P11">b、Portlet Servlet 映射:</text:p>
      <text:p text:style-name="P11">31Liferay Portal</text:p>
      <text:p text:style-name="P11"><text:soft-page-break/>&lt;servlet&gt;</text:p>
      <text:p text:style-name="P11">&lt;servlet-name&gt;yourPortlet&lt;/servlet-name&gt;</text:p>
      <text:p text:style-name="P11">&lt;servlet-class&gt;com.liferay.portal.servlet.PortletServlet&lt;/servlet-class&gt;</text:p>
      <text:p text:style-name="P11">&lt;init-param&gt;</text:p>
      <text:p text:style-name="P11">&lt;param-name&gt;portlet-class&lt;/param-name&gt;</text:p>
      <text:p text:style-name="P11">&lt;param-value&gt;full.name.of.yourPortlet&lt;/param-value&gt;</text:p>
      <text:p text:style-name="P11">&lt;/init-param&gt;</text:p>
      <text:p text:style-name="P11">&lt;load-on-startup&gt;0&lt;/load-on-startup&gt;</text:p>
      <text:p text:style-name="P11">&lt;/servlet&gt;</text:p>
      <text:p text:style-name="P11"></text:p>
      <text:p text:style-name="P11">。</text:p>
      <text:p text:style-name="P11">。。。</text:p>
      <text:p text:style-name="P11">&lt;servlet-mapping&gt;</text:p>
      <text:p text:style-name="P11">&lt;servlet-name&gt;yourPortlet&lt;/servlet-name&gt;</text:p>
      <text:p text:style-name="P11">&lt;url-pattern&gt;/yourPortlet/*&lt;/url-pattern&gt;</text:p>
      <text:p text:style-name="P11">&lt;/servlet-mapping&gt;</text:p>
      <text:p text:style-name="P11">其中,servlet-name 为部署的 servlet 名称;init-param 中定义自己的 Portlet 类,这个</text:p>
      <text:p text:style-name="P11">param-name 要跟 portlet.xml、liferay-portlet.xml、liferay-display.xml 中的 portlet-name 节点值</text:p>
      <text:p text:style-name="P11">一致。</text:p>
      <text:p text:style-name="P11">c、标签库映射:</text:p>
      <text:p text:style-name="P11">&lt;taglib&gt;</text:p>
      <text:p text:style-name="P11">&lt;taglib-uri&gt;http://java.sun.com/Portlet&lt;/taglib-uri&gt;</text:p>
      <text:p text:style-name="P11">&lt;taglib-location&gt;/WEB-INF/tld/liferay-portlet.tld&lt;/taglib-location&gt;</text:p>
      <text:p text:style-name="P11">&lt;/taglib&gt;</text:p>
      <text:p text:style-name="P11">定义了这个标签库映射,在 JSP 文件中才可以使用诸如&lt;portlet:defineObjects /&gt;在内的</text:p>
      <text:p text:style-name="P11">一些特定的 Portlet 标签。</text:p>
      <text:p text:style-name="P11">如果在应用中有用到其他的元素,可以按照 web.xml 规范加入到相应的位置当中。</text:p>
      <text:p text:style-name="P11">Liferay Portal 默认的 liferay 应用,由于使用了 Struts、Hibernate、Spring 在内的多个开</text:p>
      <text:p text:style-name="P11">源框架,所以{PORTAL_HOME}/liferay/WEB-INF/web.xml 文件会相对复杂些。</text:p>
      <text:p text:style-name="P11">在 自 定 义 的 Portlet ,<text:span text:style-name="T32"> 可 以 使 用 getPortletConfig().getInitParameter(“ ”) 和</text:span></text:p>
      <text:p text:style-name="P11"><text:span text:style-name="T32">getPortletConfig().getParameterNames(“”)两个方法来取得在 web.xml 中定义的参数。</text:span></text:p>
      <text:p text:style-name="P11">2.6.2 portlet.xml</text:p>
      <text:p text:style-name="P15">portlet.xml用来定义Portlet的诸如部署名称、初始化参数、支持模式、resource bundle等</text:p>
      <text:p text:style-name="P11"><text:soft-page-break/><text:span text:style-name="T31">普通的初始化信息</text:span>,包括:portlet-name、display-name、portlet-class、init-param、expiration-cathe、</text:p>
      <text:p text:style-name="P14">supports 、 portlet-info 、 security-role-ref 等 等 。</text:p>
      <text:p text:style-name="P14"><text:s/>其 正 式 的 规 范 请 参 考 :</text:p>
      <text:p text:style-name="P11">http://java.sun.com/xml/ns/Portlet/Portlet-app_1_0.xsd 。根目录为portlet-webapp。</text:p>
      <text:p text:style-name="P11">portlet-name:Portlet 的规范名称,在 Portlet 应用中必须唯一,主要用在 Portlet 部署和</text:p>
      <text:p text:style-name="P11">映射中。</text:p>
      <text:p text:style-name="P11">display-name:供部署工具调用的 Portlet 简称,在 Portlet 应用中必须唯一。</text:p>
      <text:p text:style-name="P16">portlet-class : Portlet 对 应 的 类 , 这 个 类 必 须 直 接 或 者 间 接 的 继 承</text:p>
      <text:p text:style-name="P16">javax.Portlet.GenericPortlet。</text:p>
      <text:p text:style-name="P17">init-param:初始化参数,有成对的&lt;name&gt;和&lt;value&gt;子元素。通常定义 Portlet 相应模式</text:p>
      <text:p text:style-name="P11"><text:span text:style-name="T30">下可用的 JSP 页面。</text:span></text:p>
      <text:p text:style-name="P11"><text:span text:style-name="T30">expiration-cathe:定义 Portlet 加载允许最长的过期时间,以秒为单位。-1 代表用不过期。</text:span></text:p>
      <text:p text:style-name="P11"><text:span text:style-name="T30">supports:定义 Portlet 支持的模式。所有的 Portlet 都必须支持浏览模式。</text:span></text:p>
      <text:p text:style-name="P11">其他的元素含义请参照:http://java.sun.com/xml/ns/Portlet/Portlet-app_1_0.xsd</text:p>
      <text:p text:style-name="P11">当 Web 应用中有多个的 Portlet 时,可以统一的在 Portlet。xml 中定义一组的&lt;portlet&gt;</text:p>
      <text:p text:style-name="P11">元素。</text:p>
      <text:p text:style-name="P11">&lt;portlet&gt;</text:p>
      <text:p text:style-name="P11">&lt;portlet-name&gt;TestPortlet&lt;/Portlet-name&gt;</text:p>
      <text:p text:style-name="P11">&lt;display-name&gt;TestPortlet&lt;/display-name&gt;</text:p>
      <text:p text:style-name="P11">&lt;portlet-class&gt;com.educhina.portal.FirstPortlet&lt;/Portlet-class&gt;</text:p>
      <text:p text:style-name="P11">&lt;init-param&gt;</text:p>
      <text:p text:style-name="P11">&lt;name&gt;view-jsp&lt;/name&gt;</text:p>
      <text:p text:style-name="P11">&lt;value&gt;/view.jsp&lt;/value&gt;</text:p>
      <text:p text:style-name="P11">&lt;/init-param&gt;</text:p>
      <text:p text:style-name="P11">&lt;init-param&gt;</text:p>
      <text:p text:style-name="P11">&lt;name&gt;edit-jsp&lt;/name&gt;</text:p>
      <text:p text:style-name="P11">&lt;value&gt;/edit.jsp&lt;/value&gt;</text:p>
      <text:p text:style-name="P11">&lt;/init-param&gt;</text:p>
      <text:p text:style-name="P11">&lt;expiration-cache&gt;0&lt;/expiration-cache&gt;</text:p>
      <text:p text:style-name="P11">&lt;supports&gt;</text:p>
      <text:p text:style-name="P11">&lt;mime-type&gt;text/html&lt;/mime-type&gt;</text:p>
      <text:p text:style-name="P11">&lt;/supports&gt;</text:p>
      <text:p text:style-name="P11">&lt;supports&gt;</text:p>
      <text:p text:style-name="P11"><text:soft-page-break/>&lt;mime-type&gt;text/html&lt;/mime-type&gt;</text:p>
      <text:p text:style-name="P11">&lt;Portlet-mode&gt;edit&lt;/Portlet-mode&gt;</text:p>
      <text:p text:style-name="P11">&lt;/supports&gt;</text:p>
      <text:p text:style-name="P11">&lt;portlet-info&gt;</text:p>
      <text:p text:style-name="P11">&lt;title&gt;educhina Test Portlet&lt;/title&gt;</text:p>
      <text:p text:style-name="P11">&lt;short-title&gt; educhina Test Portlet &lt;/short-title&gt;</text:p>
      <text:p text:style-name="P11">&lt;keywords&gt; educhina Test Portlet &lt;/keywords&gt;</text:p>
      <text:p text:style-name="P11">&lt;/portlet-info&gt;</text:p>
      <text:p text:style-name="P11">&lt;security-role-ref&gt;</text:p>
      <text:p text:style-name="P11">&lt;role-name&gt;guest&lt;/role-name&gt;</text:p>
      <text:p text:style-name="P11">&lt;/security-role-ref&gt;</text:p>
      <text:p text:style-name="P11">&lt;/portlet&gt;</text:p>
      <text:p text:style-name="P11">2.6.3</text:p>
      <text:p text:style-name="P17">liferay-Portlet.xml</text:p>
      <text:p text:style-name="P11"><text:span text:style-name="T30">定 义 Portlet 默 认 可 用 的 用 户 组 、 默 认 模 板 、 是 否 支 持 多 个 实 例 等 , 规 范 由</text:span></text:p>
      <text:p text:style-name="P11">http://www.liferay.com/dtd/liferay-Portlet-app_3_5_0.dtd 定义。</text:p>
      <text:p text:style-name="P11">33Liferay Portal</text:p>
      <text:p text:style-name="P11">liferay-portlet.xml 主要包含单独或者成组的&lt;portlet&gt;、&lt;role-mapper&gt;。其中,&lt;portlet&gt;</text:p>
      <text:p text:style-name="P11">下 包 含 &lt;portlet-name&gt; 、 &lt;struts-path&gt; 、 &lt;use-default-template&gt; 、 &lt;instanceable&gt; 等 子 元 素 ,</text:p>
      <text:p text:style-name="P11"><text:span text:style-name="T30">&lt;portlet-name&gt;在应用中必须唯一,且要跟 portlet.xml 相同</text:span>;&lt;role-mapper&gt;下包含成对的</text:p>
      <text:p text:style-name="P11">&lt;role-name&gt;、&lt;role-link&gt;子元素。具体的元素含义请查看上述 dtd 定义。</text:p>
      <text:p text:style-name="P11">&lt;liferay-portlet-app&gt;</text:p>
      <text:p text:style-name="P11">&lt;portlet&gt;</text:p>
      <text:p text:style-name="P11">&lt;portlet-name&gt; TestPortlet &lt;/portlet-name&gt;</text:p>
      <text:p text:style-name="P11">&lt;struts-path&gt; TestPortlet &lt;/struts-path&gt;</text:p>
      <text:p text:style-name="P11">&lt;use-default-template&gt;true&lt;/use-default-template&gt;</text:p>
      <text:p text:style-name="P11">&lt;instanceable&gt;true&lt;/instanceable&gt;</text:p>
      <text:p text:style-name="P11">&lt;/portlet&gt;</text:p>
      <text:p text:style-name="P11">&lt;role-mapper&gt;</text:p>
      <text:p text:style-name="P11">&lt;role-name&gt;administrator&lt;/role-name&gt;</text:p>
      <text:p text:style-name="P11">&lt;role-link&gt;Administrator&lt;/role-link&gt;</text:p>
      <text:p text:style-name="P11">&lt;/role-mapper&gt;</text:p>
      <text:p text:style-name="P11">&lt;role-mapper&gt;</text:p>
      <text:p text:style-name="P11"><text:soft-page-break/>&lt;role-name&gt;guest&lt;/role-name&gt;</text:p>
      <text:p text:style-name="P11">&lt;role-link&gt;Guest&lt;/role-link&gt;</text:p>
      <text:p text:style-name="P11">&lt;/role-mapper&gt;</text:p>
      <text:p text:style-name="P11">&lt;role-mapper&gt;</text:p>
      <text:p text:style-name="P11">&lt;role-name&gt;power-user&lt;/role-name&gt;</text:p>
      <text:p text:style-name="P11">&lt;role-link&gt;Power User&lt;/role-link&gt;</text:p>
      <text:p text:style-name="P11">&lt;/role-mapper&gt;</text:p>
      <text:p text:style-name="P11">&lt;role-mapper&gt;</text:p>
      <text:p text:style-name="P11">&lt;role-name&gt;user&lt;/role-name&gt;</text:p>
      <text:p text:style-name="P11">&lt;role-link&gt;User&lt;/role-link&gt;</text:p>
      <text:p text:style-name="P11">&lt;/role-mapper&gt;</text:p>
      <text:p text:style-name="P11">&lt;/liferay-portlet-app&gt;</text:p>
      <text:p text:style-name="P18">2.6.4 liferay-display.xml</text:p>
      <text:p text:style-name="P11"><text:span text:style-name="T32">定义Portlet默认的所属类别</text:span>。Liferay Portal对Portlet实行按类别管理和划分用户权限。正</text:p>
      <text:p text:style-name="P11">如我们在用户策略中提到的,可以制定某个类别可用的用户组、用户和角色,方便权限控制。</text:p>
      <text:p text:style-name="P11">Liferay-display.xml规范由http://www.liferay.com/dtd/liferay-display_3_5_0.dtd 定义。</text:p>
      <text:p text:style-name="P11">Liferay-display.xml 中,&lt;display&gt;下成组的&lt;category&gt;描述了可用的类别,其中 portlet</text:p>
      <text:p text:style-name="P11">元素的 id 必须与 liferay-portlet.xml 的 portlet-name 保持一致,且在应用中唯一。</text:p>
      <text:p text:style-name="P11">&lt;display&gt;</text:p>
      <text:p text:style-name="P11">&lt;category name="category.test"&gt;</text:p>
      <text:p text:style-name="P11">&lt;portlet id="TestPortlet" /&gt;</text:p>
      <text:p text:style-name="P11">&lt;/category&gt;</text:p>
      <text:p text:style-name="P11">&lt;/display&gt;</text:p>
      <text:p text:style-name="P11">34Liferay Portal</text:p>
      <text:p text:style-name="P15">2.6.5 liferay-layout-templates.xml</text:p>
      <text:p text:style-name="P11"><text:span text:style-name="T32">定义Portal可用的布局</text:span>。正如我们在布局与品质中提到的那样,Portal采用tpl文件来规划</text:p>
      <text:p text:style-name="P11">桌面的布局。liferay-layout-templates.xml采用成组的layout-template来构建一个可用的布局列表。此xml的规范由http://www.liferay.com/dtd/liferay-layout-templates_3_6_0.dtd 来定义。</text:p>
      <text:p text:style-name="P11">本文采用 Liferay Portal 默认的布局,暂时不需要定义自己的布局,故不准备深入讨论。</text:p>
      <text:p text:style-name="P11">读者有兴趣可以自己查看相关资料。</text:p>
      <text:p text:style-name="P11">&lt;layout-templates&gt;</text:p>
      <text:p text:style-name="P11">&lt;layout-template id="1_column" name="1 Column"&gt;</text:p>
      <text:p text:style-name="P11">&lt;template-path&gt;/html/layouttpl/1_column。tpl&lt;/template-path&gt;</text:p>
      <text:p text:style-name="P11">&lt;/layout-template&gt;</text:p>
      <text:p text:style-name="P11"><text:soft-page-break/>&lt;layout-template id="2_columns_i" name="2 Columns (50/50)"&gt;</text:p>
      <text:p text:style-name="P11">&lt;template-path&gt;/html/layouttpl/2_columns_i。tpl&lt;/template-path&gt;</text:p>
      <text:p text:style-name="P11">&lt;/layout-template&gt;</text:p>
      <text:p text:style-name="P11">&lt;layout-template id="3_columns" name="3 Columns"&gt;</text:p>
      <text:p text:style-name="P11">&lt;template-path&gt;/html/layouttpl/3_columns。tpl&lt;/template-path&gt;</text:p>
      <text:p text:style-name="P11">&lt;/layout-template&gt;</text:p>
      <text:p text:style-name="P11">&lt;layout-template id="1_2_1_columns" name="1-2-1 Columns"&gt;</text:p>
      <text:p text:style-name="P11">&lt;template-path&gt;/html/layouttpl/1_2_1_columns。tpl&lt;/template-path&gt;</text:p>
      <text:p text:style-name="P11">&lt;/layout-template&gt;</text:p>
      <text:p text:style-name="P11">&lt;/layout-templates&gt;</text:p>
      <text:p text:style-name="P15">2.6.7 <text:s/>liferay-look-and-feel.xml</text:p>
      <text:p text:style-name="P16">定义Portal可用品质的模板、图片、样式表等等,定义完毕后,Portal可以通过“布局与</text:p>
      <text:p text:style-name="P11"><text:span text:style-name="T32">品 质 ” 管 理 工 具 来 进 行 品 质 的 切 换 </text:span>。 Liferay-look-and-feel.xml 规 范 由</text:p>
      <text:p text:style-name="P11">http://www.liferay.com/dtd/liferay-look-and-feel_3_5_0.dtd 定义。</text:p>
      <text:p text:style-name="P11">本文采用 Liferay Portal 默认的品质,不准备对品质的自定义深入探讨。有兴趣的读者</text:p>
      <text:p text:style-name="P11">可以查看相关资料。</text:p>
      <text:p text:style-name="P11">35Liferay Portal</text:p>
      <text:p text:style-name="P11">第二部分 Liferay Portal 二次开发</text:p>
      <text:p text:style-name="P11">本部分主要内容</text:p>
      <text:p text:style-name="P11">GenericPortlet 自定义 Portlet 类 部署描述文件</text:p>
      <text:p text:style-name="P11">第三章 开发自己的 Portlet</text:p>
      <text:p text:style-name="P11">在了解了 Liferay Portal 的基础架构,初步体会 Liferay Portal 良好的个性化定制之后,</text:p>
      <text:p text:style-name="P11">本章将开始 Liferay Portal 二次开发之旅,讲述并扩展 Portlet 的超类 GenericPortlet,创建或</text:p>
      <text:p text:style-name="P11">者修改部署描述文件,构建属于自己的 Portlet。</text:p>
      <text:p text:style-name="P11">第一节</text:p>
      <text:p text:style-name="P11">重要的基类:GenericPortlet</text:p>
      <text:p text:style-name="P11">像 Servlet 一样,编写的 Portlet 也必须直接或者间接的扩展基类 GenericPortlet,这个是</text:p>
      <text:p text:style-name="P11">由 JCP 针对 Portal 提出的 JSR168 规范定义的。只要扩展自规范的 GenericPortlet,所有的</text:p>
      <text:p text:style-name="P11">Portlet 都可以在支持 JSR168 规范的 Portal 服务器上运行。</text:p>
      <text:p text:style-name="P11">GenericPortlet 统一定义了可供 Portal 容器识别和调用的方法,包括:</text:p>
      <text:p text:style-name="P11">public Init():初始化;</text:p>
      <text:p text:style-name="P11">public Init(PortletConfig) :初始化;</text:p>
      <text:p text:style-name="P11">public getInitParameter(String):取得在 Portlet.xml 中定义的初始化参数;</text:p>
      <text:p text:style-name="P11">public getInitParameterNames():取得在 Portlet.xml 中定义的全部初始化参数;</text:p>
      <text:p text:style-name="P11"><text:soft-page-break/>public getPortletConfig():取得包含初始化参数的配置对象 PortletConfig 实例;</text:p>
      <text:p text:style-name="P11">public getPortletContext():取得 Portlet 上下文;</text:p>
      <text:p text:style-name="P11">public getPortletName():取得在 Portlet.xml 中定义的 Portlet 名称。</text:p>
      <text:p text:style-name="P11">public getResourceBundle(Locale) :取得 Portlet 国际化的 Resource Bundle;</text:p>
      <text:p text:style-name="P11">protected getTitle(RenderRequest) :取得 Portlet 的标题;</text:p>
      <text:p text:style-name="P11">protected doView(RenderRequest,RenderResponse) :Portlet 浏览模式的处理方法;</text:p>
      <text:p text:style-name="P11">protected doEdit(RenderRequest,RenderResponse) :Portlet 编辑模式的处理方法;</text:p>
      <text:p text:style-name="P11">protected doHelp(RenderRequest,RenderResponse) :Portlet 帮助模式的处理方法;</text:p>
      <text:p text:style-name="P11">protected doDispatch(RenderRequest,RenderResponse) :Portlet 行为分发;</text:p>
      <text:p text:style-name="P11">protected processAction(RenderRequest,RenderResponse) :Portlet 处理 Action Request</text:p>
      <text:p text:style-name="P11">的方法;</text:p>
      <text:p text:style-name="P11">protected render(RenderRequest,RenderResponse):Portal 处理 Render Request 的方法;</text:p>
      <text:p text:style-name="P11">public destroy():Portlet 销毁,终止其生命周期。</text:p>
      <text:p text:style-name="P17">在 Portlet Portal 运行的时候,doView、doEdit、doHelp 三个方法分别被调用,用以生成</text:p>
      <text:p text:style-name="P11"><text:span text:style-name="T30">Portlet 标记。</text:span>同样也可以调用 Servlet 生成 Portlet 标记,或者不调用 JSP 或者 Servlet,直接</text:p>
      <text:p text:style-name="P11">在方法中得到 PrintWriter 然后用最简单的 pw.println()打印出内容。这个过程类似 Servlet,</text:p>
      <text:p text:style-name="P11">如下:</text:p>
      <text:p text:style-name="P11">PrintWriter pw = renderResponse.getWriter();</text:p>
      <text:p text:style-name="P11">pw.println(“Hello,world!”);</text:p>
      <text:p text:style-name="P11">36Liferay Portal</text:p>
      <text:p text:style-name="P11">与 Servlet 类似,可以使用 getInitParamter(String s)得到配置文件中 Portlet 的初始值,只</text:p>
      <text:p text:style-name="P11">不过 Servlet 在 web.xml 中,而 Portlet 在 portlet.xml 中。</text:p>
      <text:p text:style-name="P11">portlet.xml:</text:p>
      <text:p text:style-name="P11">&lt;init-param&gt;</text:p>
      <text:p text:style-name="P11">&lt;name&gt;jspView&lt;/name&gt;</text:p>
      <text:p text:style-name="P11">&lt;value&gt;/jsp/view.jsp&lt;/value&gt;</text:p>
      <text:p text:style-name="P11">&lt;/init-param&gt;</text:p>
      <text:p text:style-name="P11">针对如上 portlet.xml 中的初始化信息,可以采用如下的调用方式:</text:p>
      <text:p text:style-name="P11">SimplePortlet.java:</text:p>
      <text:p text:style-name="P11">String jspName = getPortletConfig().getInitParameter("jspView");</text:p>
      <text:p text:style-name="P11">第二节</text:p>
      <text:p text:style-name="P11">Portlet 标签</text:p>
      <text:p text:style-name="P11">跟 Servlet 一样,Portlet 也自定义了很多灵活的标签。通过这些标签,可以调用 Portlet</text:p>
      <text:p text:style-name="P11">内部的参数比如 renderResponse、renderRequest、PortletConfig 等,在 JSP 中跟 Portlet 通信。</text:p>
      <text:p text:style-name="P17"><text:soft-page-break/>当然,在使用之前,除了要在 web.xml 中声明标签库外,还要在 JSP 的头部声明标签库调用:</text:p>
      <text:p text:style-name="P17">&lt;%@ taglib uri="http://java.sun.com/portlet" prefix="portlet" %&gt;</text:p>
      <text:p text:style-name="P11">3.2.1 defineObjects 标签</text:p>
      <text:p text:style-name="P17">在使用 Portlet 典型标签之前,要先声明&lt;portlet:defineObjects/&gt;,这样才可以使用其他的</text:p>
      <text:p text:style-name="P11"><text:span text:style-name="T30">标签。defineObjects 中间不允许定义任何属性和包含任何内容。</text:span></text:p>
      <text:p text:style-name="P11">3.2.2</text:p>
      <text:p text:style-name="P11">renderURL 标签</text:p>
      <text:p text:style-name="P11">属性 值类型 对应值</text:p>
      <text:p text:style-name="P11">windowState String minimized</text:p>
      <text:p text:style-name="P11"><text:s text:c="18"/>normal</text:p>
      <text:p text:style-name="P11"><text:s text:c="17"/>maximized。</text:p>
      <text:p text:style-name="P11">portletMode String view, edit , help</text:p>
      <text:p text:style-name="P11">var String </text:p>
      <text:p text:style-name="P11">secure String </text:p>
      <text:p text:style-name="P11">true</text:p>
      <text:p text:style-name="P11">false</text:p>
      <text:p text:style-name="P11">&lt;portlet:renderURL portletMode="view" windowState="maximized"&gt;</text:p>
      <text:p text:style-name="P11">&lt;portlet:param name="number" value="1"/&gt;</text:p>
      <text:p text:style-name="P11">&lt;portlet:param name="page" value="2"/&gt;</text:p>
      <text:p text:style-name="P11">&lt;/portlet:renderURL&gt;</text:p>
      <text:p text:style-name="P11">37Liferay Portal</text:p>
      <text:p text:style-name="P11">创建一个当前 RenderURL,当访问它时将使 Portlet 窗口变为最大化状态,模式变为浏</text:p>
      <text:p text:style-name="P11">览。&lt;portlet:param/&gt;子元素会在生成的 RenderURL 中增加 number、page 两个参数和值。</text:p>
      <text:p text:style-name="P11">3.2.3</text:p>
      <text:p text:style-name="P11">actionURL 标签</text:p>
      <text:p text:style-name="P11">属性 值类型 对应值</text:p>
      <text:p text:style-name="P11">windowState String minimized</text:p>
      <text:p text:style-name="P11"><text:s text:c="18"/>normal</text:p>
      <text:p text:style-name="P11"><text:s text:c="17"/>maximized。</text:p>
      <text:p text:style-name="P11">portletMode String view, edit , help</text:p>
      <text:p text:style-name="P11">var String </text:p>
      <text:p text:style-name="P11">secure String </text:p>
      <text:p text:style-name="P11">true</text:p>
      <text:p text:style-name="P11">false</text:p>
      <text:p text:style-name="P11"><text:soft-page-break/>&lt;portlet:actionURL windowState="normal" PortletMode="edit"&gt;</text:p>
      <text:p text:style-name="P11">&lt;portlet:param name="action" value="login"/&gt;</text:p>
      <text:p text:style-name="P11">&lt;/portlet:actionURL&gt;</text:p>
      <text:p text:style-name="P11">创建一个当前 ActionURL,当访问它时将使 Portlet 窗口变为正常状态,模式变为编辑。</text:p>
      <text:p text:style-name="P11">&lt;Portlet:param/&gt;子元素会在生成的 ActionURL 中增加 action 参数和值。</text:p>
      <text:p text:style-name="P11">renderURL 和 actionURL 两个标签在诸如生成 form 表单的 action 等方面特别有用。</text:p>
      <text:p text:style-name="P11">3.2.4 param 标签</text:p>
      <text:p text:style-name="P11">属性</text:p>
      <text:p text:style-name="P11">值类型</text:p>
      <text:p text:style-name="P11">name</text:p>
      <text:p text:style-name="P11">String</text:p>
      <text:p text:style-name="P11">用在 renderURL 和 actionURL 标签内部,用来在生成的 URL 中增加参数和值。param</text:p>
      <text:p text:style-name="P11">标签不运行 body 内容存在。</text:p>
      <text:p text:style-name="P11">3.2.5 namespace 标签</text:p>
      <text:p text:style-name="P11">为目前的 Portlet 产生一个唯一的 Value,防止与其他 Portlet 或者 Portal 上面的 Value 冲</text:p>
      <text:p text:style-name="P11">突。</text:p>
      <text:p text:style-name="P11">上 述 标 签 的 具 体 属 性 及 其</text:p>
      <text:p text:style-name="P11">{PORTAL_HOME}/liferay/WEB-INF/tld/liferay-portlet.tld 。</text:p>
      <text:p text:style-name="P11">第三节</text:p>
      <text:p text:style-name="P11">约</text:p>
      <text:p text:style-name="P11">束</text:p>
      <text:p text:style-name="P11">,</text:p>
      <text:p text:style-name="P11">请</text:p>
      <text:p text:style-name="P11">参</text:p>
      <text:p text:style-name="P11">阅</text:p>
      <text:p text:style-name="P11">Portal 的对象</text:p>
      <text:p text:style-name="P11">JSR168 给 Portal 定义了几个特别的对象,用来操作 Portal 特有的信息。这些对象跟 Servlet</text:p>
      <text:p text:style-name="P11">的 对 象 有 点 类 似 , 又 有 点 不 同 。 这 些 对 象 都 封 装 在</text:p>
      <text:p text:style-name="P11">{PORTAL_HOME}/common/lib/ext/portlet.jar 包中,具体支持实现要视 Portal 服务器而定。</text:p>
      <text:p text:style-name="P11">38Liferay Portal</text:p>
      <text:p text:style-name="P11">3.3.1</text:p>
      <text:p text:style-name="P17">Request 对象</text:p>
      <text:p text:style-name="P17">Portlet 中的 Request 与 Servlet 的 Request 一样接受客户端发送的请求,但是与 Servlet</text:p>
      <text:p text:style-name="P11"><text:span text:style-name="T30">不同,Portlet 的 Request 分为 Action Request 及 Render Request 两种类型,因此 Portlet 接口</text:span></text:p>
      <text:p text:style-name="P11"><text:soft-page-break/><text:span text:style-name="T30">中定义了两种方法用来处理不同的 Request</text:span>。分别是 processAction(ActionRequest request,</text:p>
      <text:p text:style-name="P11">ActionResponse response) 和 render(RenderRequest request,RenderResponse response),分别</text:p>
      <text:p text:style-name="P11">用以处理 Action Request 和 Render Request。某种意义上来讲,render 方法类似 Servlet 中的</text:p>
      <text:p text:style-name="P11">service 方法,doView,doEdit,doHelp 方法又类似 doGet,doPost 方法。</text:p>
      <text:p text:style-name="P11">图 3.3.1–1</text:p>
      <text:p text:style-name="P11">图 3.3.1–2</text:p>
      <text:p text:style-name="P11">图 3.3.1-3</text:p>
      <text:p text:style-name="P11">1、RenderRequest 和 ActionRequest</text:p>
      <text:p text:style-name="P17">PortletRequest 分为 RenderRequest 和 ActionRequest 两种,分别由 renderURL 和 actionURL</text:p>
      <text:p text:style-name="P11"><text:span text:style-name="T30">来触发</text:span>。<text:span text:style-name="T30">renderURL 是 actionURL 的一种优化</text:span>。Portlet 的开发过程中尽量使用 renderURL 而</text:p>
      <text:p text:style-name="P11">避免 actionURL。actionURL 适用于有确实的 Action(行为)的情况下。比如说,表单 form</text:p>
      <text:p text:style-name="P11">提交后 Persistent 状态的改变、session 的改变、perference 的修改等等。renderURL 通常用来</text:p>
      <text:p text:style-name="P11">处理 Portlet 的导航。举个例子:</text:p>
      <text:p text:style-name="P11">使用 actionURL:</text:p>
      <text:p text:style-name="P11">&lt;%</text:p>
      <text:p text:style-name="P11">PortletURL pu = renderResponse.createActionURL();</text:p>
      <text:p text:style-name="P11">pu.setParameter("ACTION","LOGIN");</text:p>
      <text:p text:style-name="P11">&lt;form name="usrform" method="post" action="&lt;%=pu.toString()%&gt;"&gt;</text:p>
      <text:p text:style-name="P11">%&gt;</text:p>
      <text:p text:style-name="P11">39Liferay Portal</text:p>
      <text:p text:style-name="P11">说明:表单提交最好使用 Post 方法而不是 Get 方法,因为某些 Portal 服务器可能会将</text:p>
      <text:p text:style-name="P11">内部状态编码到 URL 的 Query 字符串中。</text:p>
      <text:p text:style-name="P11">使用 renderURL:</text:p>
      <text:p text:style-name="P11">&lt;%</text:p>
      <text:p text:style-name="P11">PortletURL pu=renderResponse.createRenderURL();</text:p>
      <text:p text:style-name="P11">Pu.setParameter("PAGE",Number);</text:p>
      <text:p text:style-name="P11">%&gt;</text:p>
      <text:p text:style-name="P11">&lt;a href="&lt;%=pu%&gt;"&gt;下一页&lt;/a&gt;</text:p>
      <text:p text:style-name="P11">2、renderURL 和 actionURL 的处理方式</text:p>
      <text:p text:style-name="P17">当客户端请求是由一个 renderURL 触发的时候,Portal 服务器会调用该 Portal 页面所有</text:p>
      <text:p text:style-name="P11"><text:span text:style-name="T30">Portlet 的 render 方法。</text:span></text:p>
      <text:p text:style-name="P17">而当客户端请求是由一个 actionURL 触发的时候,Portal 服务器会先调用该页面所有</text:p>
      <text:p text:style-name="P11"><text:span text:style-name="T30">Portlet 的 processAction 方法再调用 render 方法。</text:span>所以,要明确自己到底使用那种 URL 来出</text:p>
      <text:p text:style-name="P11">发客户端请求。</text:p>
      <text:p text:style-name="P11"><text:soft-page-break/><text:span text:style-name="T32">3、RenderRequest 和 ActionRequest 的 parameter 参数作用范围</text:span></text:p>
      <text:p text:style-name="P17">当客户端请求由一个 actionRequest 触发时,所有 parameter 参数的取得都必须在 processAction</text:p>
      <text:p text:style-name="P11"><text:span text:style-name="T30">方法中进行</text:span>。比如:</text:p>
      <text:p text:style-name="P11">public void processAction(ActionRequest req,ActionResponse res){</text:p>
      <text:p text:style-name="P11">String str = req.getParameter("ACTION");</text:p>
      <text:p text:style-name="P23">//response.setRenderParameter("ACTION",action);</text:p>
      <text:p text:style-name="P11">}</text:p>
      <text:p text:style-name="P11">public void doView(ActionRequest req,ActionResponse res){</text:p>
      <text:p text:style-name="P11">String str = req.getParameter("ACTION");</text:p>
      <text:p text:style-name="P11">}</text:p>
      <text:p text:style-name="P23">如上 processAction 方法中,getParameter 方法将能成功得到表单中的参数 ACTION 所对</text:p>
      <text:p text:style-name="P23">应的值,因为我们知道,当目标 Portlet 的 processAction 方法运行完后,Portlet Container 将</text:p>
      <text:p text:style-name="P23">调用 Portal 页面中所有 Portlet 的 render 方法.但是实际上 doView 方法中使用 getParameter</text:p>
      <text:p text:style-name="P23">不会得到任何值.但是如果把 processAction 方法中注释了的一行解除注释的话,你就可以</text:p>
      <text:p text:style-name="P23">在 doView 方法中的得到参数 ACTION 对应的值. 这说明 action request 的参数,render 方</text:p>
      <text:p text:style-name="P23">法中不可以直接取到.必须使用了 setRenderParameter 方法,再次传递一次.</text:p>
      <text:p text:style-name="P18">3.3.2 Response 对象</text:p>
      <text:p text:style-name="P11">与 Request 对象一样,Response 对象也有两种:RenderResponse 和 ActionResponse,分</text:p>
      <text:p text:style-name="P11">别用来封装对应的 RenderRequest 和 ActionRequest 的返回信息,比如重定向、窗口状态、</text:p>
      <text:p text:style-name="P11">Portlet 模式等。他们两者的父类 PortletResponse 拥有 serPorperty 和 getPorperty 两个方法,</text:p>
      <text:p text:style-name="P11">用来传递信息给 Portal 容器。</text:p>
      <text:p text:style-name="P11">40Liferay Portal</text:p>
      <text:p text:style-name="P11">图 3.3.2-1</text:p>
      <text:p text:style-name="P11">图 3.3.2-2</text:p>
      <text:p text:style-name="P11">图 3.3.2-3</text:p>
      <text:p text:style-name="P11">ActionResponse 主要用来处理以下功能:</text:p>
      <text:p text:style-name="P11">a、 重定向</text:p>
      <text:p text:style-name="P11">b、 改变窗口状态、Portlet 模式</text:p>
      <text:p text:style-name="P11">c、 传递 parameter 参数到 RenderRequest 中去</text:p>
      <text:p text:style-name="P11">RenderResponse 主要用来提供以下功能:</text:p>
      <text:p text:style-name="P11">a、 设置 ContentType</text:p>
      <text:p text:style-name="P11">b、 得到 OutputStream 和 Writer 对象,用来输出页面内容</text:p>
      <text:p text:style-name="P11">c、 Buffering 缓冲</text:p>
      <text:p text:style-name="P11">d、 设定 Portlet 的标题,但是必须在 Portlet 输出前调用,否则将被忽略</text:p>
      <text:p text:style-name="P11"><text:soft-page-break/>3.3.3</text:p>
      <text:p text:style-name="P11">PortletConfig 对象</text:p>
      <text:p text:style-name="P11">和 ServletConfig 对 象 类 似 , PortletConfig 对 象 提 供 对 Portlet 初 始 化 信 息 以 及</text:p>
      <text:p text:style-name="P11">PortletContext 对象存取的方法。</text:p>
      <text:p text:style-name="P11">和 ServletConfig 对象不同的是,PortletConfig 对象提供对 Portlet 的标题等资源的 I18N</text:p>
      <text:p text:style-name="P11">支持,可以通过设定不同的 Resource Bundle 文件以提供多种语言支持。</text:p>
      <text:p text:style-name="P11">3.3.4</text:p>
      <text:p text:style-name="P11"><text:span text:style-name="T30">Session 对象</text:span></text:p>
      <text:p text:style-name="P11">由于容器不同,Portal 的 Session 对象与 Servlet 的 Session 对象略有不同。</text:p>
      <text:p text:style-name="P11">由于 Portlet 处于 Portal 服务器的缘故,Portlet 的 Session 分为 Application Scope 和 Portlet</text:p>
      <text:p text:style-name="P11">Scope。两者的区别在于:</text:p>
      <text:p text:style-name="P17">1、Application Scope 范围的 Session 中保存的对象,对于同一个 Portlet 应用范围内的所有</text:p>
      <text:p text:style-name="P17">Portlet 都是可用的。</text:p>
      <text:p text:style-name="P17">2、Portlet Scope 范围的 Session 中保存的对象,只对本 Portlet 可用,其他 Portlet 即使在同</text:p>
      <text:p text:style-name="P11"><text:span text:style-name="T30">一个应用中,也不可用。</text:span></text:p>
      <text:p text:style-name="P11">41Liferay Portal</text:p>
      <text:p text:style-name="P11">图 3.3.4-1</text:p>
      <text:p text:style-name="P11"><text:span text:style-name="T30">但是对于 Portlet 应用来说,可以通过 HttpSession 来访问。</text:span>毕竟 Portlet 应用也是 Web</text:p>
      <text:p text:style-name="P11">应用。在使用 Session 对象的时候,最好能明确指出使用的是那个 Scope 范围的 Session。比</text:p>
      <text:p text:style-name="P11">如:</text:p>
      <text:p text:style-name="P24">&lt;portlet:actionURL windowState="NORMAL" portletMode="view" var="pu1"&gt;</text:p>
      <text:p text:style-name="P24"><text:s text:c="4"/>&lt;portlet:param name="ACTION" value="ApplicationScope"/&gt;</text:p>
      <text:p text:style-name="P24">&lt;/portlet:actionURL&gt;</text:p>
      <text:p text:style-name="P24">&lt;portlet:actionURL windowState="NORMAL" portletMode="view" var="pu2"&gt;</text:p>
      <text:p text:style-name="P24"><text:s text:c="4"/>&lt;portlet:param name="ACTION" value="PortletScope"/&gt;</text:p>
      <text:p text:style-name="P24">&lt;/portlet:actionURL&gt;</text:p>
      <text:p text:style-name="P11">这个 JSP 创建了两个 ActionURL,分别产生了两种 PortletSession 对象。</text:p>
      <text:p text:style-name="P11">PortletSession ps = req.getPortletSession();</text:p>
      <text:p text:style-name="P11">if(ps.getAttribute("PortletSession.AS",PortletSession.APPLICATION_SCOPE)!=null){</text:p>
      <text:p text:style-name="P11">app=ps.getAttribute("PortletSession.AS",PortletSession.APPLICATION_SCOPE).</text:p>
      <text:p text:style-name="P11">toString();</text:p>
      <text:p text:style-name="P11">}</text:p>
      <text:p text:style-name="P11">if(ps.getAttribute("PortletSession.PS",PortletSession.PORTLET_SCOPE)!=null){</text:p>
      <text:p text:style-name="P11">Portlet=ps.getAttribute("PortletSession.PS",PortletSession.PORTLET_SCOPE).</text:p>
      <text:p text:style-name="P11"><text:soft-page-break/>toString();</text:p>
      <text:p text:style-name="P11">}</text:p>
      <text:p text:style-name="P11">以上代码根据需要取得不同 Scope 范围的 Session 对象值。</text:p>
      <text:p text:style-name="P11">42Liferay Portal</text:p>
      <text:p text:style-name="P16">同一个应用下,可以直接通过 ServletSession 取得 PortletSession.APPLICATION_SCOPE</text:p>
      <text:p text:style-name="P11"><text:span text:style-name="T32">范围下的 Session 对象值。</text:span></text:p>
      <text:p text:style-name="P11">HttpSession se = request.getSession();</text:p>
      <text:p text:style-name="P11">if(se.getAttribute("PortletSession.AS")!=null){</text:p>
      <text:p text:style-name="P11">app=se.getAttribute("PortletSession.AS");</text:p>
      <text:p text:style-name="P11">}</text:p>
      <text:p text:style-name="P11">3.3.5</text:p>
      <text:p text:style-name="P17">Preference 对象</text:p>
      <text:p text:style-name="P11"><text:span text:style-name="T30">Preference 对象被设计用来实现用户的个性化设置</text:span>,可以帮助用户对 Portlet 进行符合用</text:p>
      <text:p text:style-name="P11">户需求的显示定制和行为定制,可以替代部分的数据库功能。需要指出的是,Preference 对</text:p>
      <text:p text:style-name="P11">象只是用来存取简单的配置信息,并不能完全替代数据库应用。</text:p>
      <text:p text:style-name="P11">图 3.3.5-1</text:p>
      <text:p text:style-name="P11">Preference 对象对于配置信息采用键-值的形式存取,用户可以将需要的信息暂时保存在</text:p>
      <text:p text:style-name="P11">Preference 中。</text:p>
      <text:p text:style-name="P11">PortletPreference p= req.getPortletPreferences();</text:p>
      <text:p text:style-name="P11">p.setValue("educhina.username","educhina");</text:p>
      <text:p text:style-name="P17">p.store();</text:p>
      <text:p text:style-name="P11">Preference 对象用来存取用户的个性化信息,所以不同用户的 Preference 对象不能共享,</text:p>
      <text:p text:style-name="P11">这点跟 Session 不同。</text:p>
      <text:p text:style-name="P11">可以在 Portlet.xml 中配置 Preference 信息,如下:</text:p>
      <text:p text:style-name="P11">&lt;portlet-preferences&gt;</text:p>
      <text:p text:style-name="P11">&lt;preference&gt;</text:p>
      <text:p text:style-name="P11">&lt;name&gt;educhina.username&lt;/name&gt;</text:p>
      <text:p text:style-name="P11">&lt;value&gt;educhina&lt;/value&gt;</text:p>
      <text:p text:style-name="P11">&lt;read-only&gt;true&lt;/read-only&gt;</text:p>
      <text:p text:style-name="P11">&lt;/preference&gt;</text:p>
      <text:p text:style-name="P11">&lt;/portlet-preferences&gt;</text:p>
      <text:p text:style-name="P16">另外,还可以配套使用 PreferencesValidator 对象,对 Portlet 的 Preference 在存储之前进</text:p>
      <text:p text:style-name="P11"><text:span text:style-name="T32">行验证,以确保 Preference 的正确性。</text:span></text:p>
      <text:p text:style-name="P11">具体规范可以参照http://java.sun.com/xml/ns/Portlet/Portlet-app_1_0.xsd 的&lt;complexType</text:p>
      <text:p text:style-name="P11"><text:soft-page-break/>name="preferenceType"&gt;部分。</text:p>
      <text:p text:style-name="P11">第四节</text:p>
      <text:p text:style-name="P11">编写自己的 Portlet 类</text:p>
      <text:p text:style-name="P11">Liferay Portal 内部集成了 78 个 Portlet,包括直接用 PrintWriter 输出的、调用 JSP 输出</text:p>
      <text:p text:style-name="P11">的、调用 Servlet 输出的,数据来源有直接从数据库取得的、通过 Web Service 取得的等等。</text:p>
      <text:p text:style-name="P11">这里,我们只讲述直接用 PrintWriter 输出的和调用 JSP 输出的,目的在于讲述如何编写自己</text:p>
      <text:p text:style-name="P11">的 Portlet 类。其他的与此类似,不赘述。</text:p>
      <text:p text:style-name="P11">3.4.1</text:p>
      <text:p text:style-name="P11">开发环境</text:p>
      <text:p text:style-name="P11">IDE:Eclipse V3.0.1</text:p>
      <text:p text:style-name="P11">JDK:V1.4.2_06</text:p>
      <text:p text:style-name="P11">ANT:V1.6.2</text:p>
      <text:p text:style-name="P11">Tomcat:V5.0(集成在 Liferay Portal 中)</text:p>
      <text:p text:style-name="P11">Liferay Portal:liferay-portal-pro-3.6.0-tomcat</text:p>
      <text:p text:style-name="P11">3.4.2</text:p>
      <text:p text:style-name="P11">准备工作</text:p>
      <text:p text:style-name="P11">1、安装 JDK V1.4.2_06,在系统环境变量中增加变量 JAVA_HOME,指向 JDK 安装目</text:p>
      <text:p text:style-name="P11">录。</text:p>
      <text:p text:style-name="P11">2、安装 ANT,在系统环境变量中增加变量 ANT_HOME,指向 ANT 安装目录。</text:p>
      <text:p text:style-name="P11">3、下载并启动 Eclipse V3.0.1.</text:p>
      <text:p text:style-name="P11">4、下载并解 压缩 liferay-portal-pro-3.6.0-tomcat.zip 到某一文件夹,该文件夹即为</text:p>
      <text:p text:style-name="P11">{PORTAL_HOME}。</text:p>
      <text:p text:style-name="P11">5、在 Eclipse 中新建一个 Java 项目,命名为 TestPortal,路径为 D:\TestPortal,将</text:p>
      <text:p text:style-name="P11">{PORTAL_HOME}\common\ext\portlet.jar 以外部 jar 的形式添加到库中。下文中,</text:p>
      <text:p text:style-name="P11">D:\TestPortal 将以{APP_HOME}代称。在{APP_HOME}下创建文件夹 webapp、deploy、</text:p>
      <text:p text:style-name="P11">bak。项目缺省输出文件夹为{APP_HOME}\webapp\WEB-INF\classes 。</text:p>
      <text:p text:style-name="P11">6、在{APP_HOME}\webapp\WEB-INF 目录下创建 web.xml,内容如下:</text:p>
      <text:p text:style-name="P11">&lt;?xml version="1.0"?&gt;</text:p>
      <text:p text:style-name="P11">&lt;!DOCTYPE web-app PUBLIC "-//Sun Microsystems, Inc.//DTD Web Application</text:p>
      <text:p text:style-name="P11">2.3//EN" "http://java.sun.com/dtd/web-app_2_3.dtd"&gt;</text:p>
      <text:p text:style-name="P11">&lt;web-app&gt;</text:p>
      <text:p text:style-name="P11">&lt;display-name&gt;TestPortal&lt;/display-name&gt;</text:p>
      <text:p text:style-name="P11">&lt;/web-app&gt;</text:p>
      <text:p text:style-name="P11">7 、 在 {APP_HOME}\webapp\WEB-INF 下 创 建 tld 文 件 夹 , 将</text:p>
      <text:p text:style-name="P11"><text:soft-page-break/>{PORTAL_HOME}\liferay\WEB-INF\tld/liferay-portlet.tld 拷贝到创建的 tld 文件夹下,备</text:p>
      <text:p text:style-name="P11">用。</text:p>
      <text:p text:style-name="P11">44Liferay Portal</text:p>
      <text:p text:style-name="P11">8、新建一个 Java 包 com.educhina.portal 。</text:p>
      <text:p text:style-name="P11">图 3.4.2-1</text:p>
      <text:p text:style-name="P11">图 3.4.2-2</text:p>
      <text:p text:style-name="P11">图 3.4.2-3</text:p>
      <text:p text:style-name="P11">3.4.3</text:p>
      <text:p text:style-name="P11">图 3.4.2-4</text:p>
      <text:p text:style-name="P11">HelloWorldPortlet</text:p>
      <text:p text:style-name="P11">HelloWorldPortlet 类 计 划 用 单 纯 的 PrintWriter 输 出 Portlet 标 记 片 断 。 在 包</text:p>
      <text:p text:style-name="P11">com.educhina.portal 下 新 建 Java 类 HelloWorldPortlet , 这 个 类 必 须 扩 展 自</text:p>
      <text:p text:style-name="P11">javax.Portlet.GenericPortlet 类。设计让 HelloWorldPortlet 支持浏览和编辑两种模式,所以</text:p>
      <text:p text:style-name="P11">45Liferay Portal</text:p>
      <text:p text:style-name="P11">HelloWorldPortlet 重写 doView 和 doEdit 方法。简单的代码如下:</text:p>
      <text:p text:style-name="P11">package com.educhina.portal;</text:p>
      <text:p text:style-name="P11">import java.io.IOException;</text:p>
      <text:p text:style-name="P11">import javax.Portlet.GenericPortlet;</text:p>
      <text:p text:style-name="P11">import javax.Portlet.PortletException;</text:p>
      <text:p text:style-name="P11">import javax.Portlet.RenderRequest;</text:p>
      <text:p text:style-name="P11">import javax.Portle.RenderResponse;</text:p>
      <text:p text:style-name="P11">public class HelloWorldPortlet extends GenericPortlet{</text:p>
      <text:p text:style-name="P11">public void doView(RenderRequest req, RenderResponse res)</text:p>
      <text:p text:style-name="P11">throws IOException, PortletException {</text:p>
      <text:p text:style-name="P11">res.setContentType("text/html");</text:p>
      <text:p text:style-name="P11">res.getWriter().println("HelloWorld!");</text:p>
      <text:p text:style-name="P11">}</text:p>
      <text:p text:style-name="P11">public void doEdit(RenderRequest req,RenderResponse res)</text:p>
      <text:p text:style-name="P11">throws IOException,PortletException {</text:p>
      <text:p text:style-name="P11">res.setContentType("text/html");</text:p>
      <text:p text:style-name="P11">res.getWriter().println("HelloWorld!");</text:p>
      <text:p text:style-name="P11">}</text:p>
      <text:p text:style-name="P11">}</text:p>
      <text:p text:style-name="P11">doView 和 doEidt 方法从 RenderRequest 取得 PrintWriter 对象,直接输出一个 String 字</text:p>
      <text:p text:style-name="P11"><text:soft-page-break/>符“HelloWorld!</text:p>
      <text:p text:style-name="P11">”。这个 String 字符将作为 HelloWorldPortlet 的片断内容。</text:p>
      <text:p text:style-name="P11">3.4.4</text:p>
      <text:p text:style-name="P11">HelloJSPPortlet</text:p>
      <text:p text:style-name="P11">HelloJSPPortlet 类 计 划 调 用 外 部 JSP 输 出 。 同 样 的 , HelloJSPPortlet 也 要 扩 展 自</text:p>
      <text:p text:style-name="P11">GenericPortlet 类。HelloJSPPortlet 调用 getPortletConfig().getInitParameter("..")方法,取得在</text:p>
      <text:p text:style-name="P11">Portlet。xml 中配置的 view-jsp 和 edit-jsp 参数值,以此确定 JSP 页面的具体位置。然后调用</text:p>
      <text:p text:style-name="P11">PortletRequestDispatcher 的 include 方法,将 JSP 页面加载到 RenderResponse。代码如下:</text:p>
      <text:p text:style-name="P11">46Liferay Portal</text:p>
      <text:p text:style-name="P11">package com.educhina.portal;</text:p>
      <text:p text:style-name="P11">import java.io.IOException;</text:p>
      <text:p text:style-name="P11">import javax.Portlet.GenericPortlet;</text:p>
      <text:p text:style-name="P11">import javax.Portlet.PortletException;</text:p>
      <text:p text:style-name="P11">import javax.Portlet.PortletRequestDispatcher;</text:p>
      <text:p text:style-name="P11">import javax.Portlet.RenderRequest;</text:p>
      <text:p text:style-name="P11">import javax.Portlet.RenderResponse;</text:p>
      <text:p text:style-name="P11">public class HelloJSPPortlet extends GenericPortlet{</text:p>
      <text:p text:style-name="P11">public void doView(RenderRequest req, RenderResponse res)</text:p>
      <text:p text:style-name="P11">throws IOException, PortletException {</text:p>
      <text:p text:style-name="P11">res.setContentType("text/html");</text:p>
      <text:p text:style-name="P11">String jspName = getPortletConfig().getInitParameter("view-jsp");</text:p>
      <text:p text:style-name="P11">PortletRequestDispatcher rd = getPortletContext().getRequestDispatcher(jspName);</text:p>
      <text:p text:style-name="P11">rd.include(req,res);</text:p>
      <text:p text:style-name="P11">}</text:p>
      <text:p text:style-name="P11">public void doEdit(RenderRequest req,RenderResponse res)</text:p>
      <text:p text:style-name="P11">throws IOException,PortletException {</text:p>
      <text:p text:style-name="P11">res.setContentType("text/html");</text:p>
      <text:p text:style-name="P11">String jspName = getPortletConfig().getInitParameter("edit-jsp");</text:p>
      <text:p text:style-name="P11">PortletRequestDispatcher rd = getPortletContext().getRequestDispatcher(jspName);</text:p>
      <text:p text:style-name="P11">rd.include(req,res);</text:p>
      <text:p text:style-name="P11">}</text:p>
      <text:p text:style-name="P11">}</text:p>
      <text:p text:style-name="P11">在{APP_HOME}/webapp 目录下创建 view.jsp 和 edit.jsp,view.jsp 代码如下,edit.jsp 类</text:p>
      <text:p text:style-name="P11">似:</text:p>
      <text:p text:style-name="P11"><text:soft-page-break/>&lt;table cellpadding="8" cellspacing="0" width="100%"&gt;</text:p>
      <text:p text:style-name="P11">&lt;tr&gt;</text:p>
      <text:p text:style-name="P11">&lt;td&gt;</text:p>
      <text:p text:style-name="P11">&lt;font class="Portlet-font" style="font-size: x-small;"&gt;</text:p>
      <text:p text:style-name="P11">This is a &lt;b&gt;Sample JSP Portlet&lt;/b&gt; used in viewing model。 Use this as a quick</text:p>
      <text:p text:style-name="P11">way to include JSPs。</text:p>
      <text:p text:style-name="P11">&lt;/font&gt;</text:p>
      <text:p text:style-name="P11">&lt;/td&gt;</text:p>
      <text:p text:style-name="P11">&lt;/tr&gt;</text:p>
      <text:p text:style-name="P11">&lt;/table&gt;</text:p>
      <text:p text:style-name="P11">JSP 文件不能包含关于 HTML 的&lt;head&gt;、&lt;body&gt;、&lt;html&gt;的信息,只能包含原来位于</text:p>
      <text:p text:style-name="P11">&lt;body&gt;&lt;/body&gt;内部的 HTML 内容。那些&lt;head&gt;、&lt;body&gt;、&lt;html&gt;信息由 Portal 页面来提供。</text:p>
      <text:p text:style-name="P11">只有在 JSP 页面中使用&lt;%@ taglib uri="http://java.sun.com/portlet" prefix="portlet" %&gt;和</text:p>
      <text:p text:style-name="P11">&lt;portlet:defineObjects/&gt;,JSP 页面才可以直接操作 Portlet 的一些变量,比如:renderResponse、</text:p>
      <text:p text:style-name="P11">47Liferay Portal</text:p>
      <text:p text:style-name="P11">renderRequest、portletConfig。</text:p>
      <text:p text:style-name="P11">第五节</text:p>
      <text:p text:style-name="P11">修改 Web 部署描述文件</text:p>
      <text:p text:style-name="P11">正如 2.6.1 所指出的那样,要保证 Portlet 能够在 Liferay Portal 成功部署,必须对 web.xml</text:p>
      <text:p text:style-name="P11">进行必要的修改,添加 Portlet 监听器、Servlet 映射、Portlet 标签库。</text:p>
      <text:p text:style-name="P11">在先前 web.xml 的&lt;display&gt;</text:p>
      <text:p text:style-name="P11">节点下增加如下内容:</text:p>
      <text:p text:style-name="P11">&lt;listener&gt;</text:p>
      <text:p text:style-name="P11">&lt;listener-class&gt;com.liferay.portal.servlet.PortletContextListener&lt;/listener-class&gt;</text:p>
      <text:p text:style-name="P11">&lt;/listener&gt;</text:p>
      <text:p text:style-name="P11">&lt;servlet&gt;</text:p>
      <text:p text:style-name="P11">&lt;servlet-name&gt;HelloWorldPortlet&lt;/servlet-name&gt;</text:p>
      <text:p text:style-name="P11">&lt;servlet-class&gt;com.liferay.portal.servlet.PortletServlet&lt;/servlet-class&gt;</text:p>
      <text:p text:style-name="P11">&lt;init-param&gt;</text:p>
      <text:p text:style-name="P11">&lt;param-name&gt;portlet-class&lt;/param-name&gt;</text:p>
      <text:p text:style-name="P11">&lt;param-value&gt;com.educhina.portal.HelloWorldPortlet&lt;/param-value&gt;</text:p>
      <text:p text:style-name="P11">&lt;/init-param&gt;</text:p>
      <text:p text:style-name="P11">&lt;load-on-startup&gt;0&lt;/load-on-startup&gt;</text:p>
      <text:p text:style-name="P11"><text:soft-page-break/>&lt;/servlet&gt;</text:p>
      <text:p text:style-name="P11">&lt;servlet-mapping&gt;</text:p>
      <text:p text:style-name="P11">&lt;servlet-name&gt;HelloWorldPortlet&lt;/servlet-name&gt;</text:p>
      <text:p text:style-name="P11">&lt;url-pattern&gt;/HelloWorldPortlet/*&lt;/url-pattern&gt;</text:p>
      <text:p text:style-name="P11">&lt;/servlet-mapping&gt;</text:p>
      <text:p text:style-name="P11">&lt;servlet&gt;</text:p>
      <text:p text:style-name="P11">&lt;servlet-name&gt;HelloJSPPortlet&lt;/servlet-name&gt;</text:p>
      <text:p text:style-name="P11">&lt;servlet-class&gt;com.liferay.portal.servlet.PortletServlet&lt;/servlet-class&gt;</text:p>
      <text:p text:style-name="P11">&lt;init-param&gt;</text:p>
      <text:p text:style-name="P11">&lt;param-name&gt;Portlet-class&lt;/param-name&gt;</text:p>
      <text:p text:style-name="P11">&lt;param-value&gt;com.educhina.portal.HelloJSPPortlet&lt;/param-value&gt;</text:p>
      <text:p text:style-name="P11">&lt;/init-param&gt;</text:p>
      <text:p text:style-name="P11">&lt;load-on-startup&gt;0&lt;/load-on-startup&gt;</text:p>
      <text:p text:style-name="P11">&lt;/servlet&gt;</text:p>
      <text:p text:style-name="P11">&lt;servlet-mapping&gt;</text:p>
      <text:p text:style-name="P11">&lt;servlet-name&gt;HelloJSPPortlet&lt;/servlet-name&gt;</text:p>
      <text:p text:style-name="P11">&lt;url-pattern&gt;/HelloJSPPortlet/*&lt;/url-pattern&gt;</text:p>
      <text:p text:style-name="P11">&lt;/servlet-mapping&gt;</text:p>
      <text:p text:style-name="P11">&lt;taglib&gt;</text:p>
      <text:p text:style-name="P11">&lt;taglib-uri&gt;http://java.sun.com/portlet&lt;/taglib-uri&gt;</text:p>
      <text:p text:style-name="P11">&lt;taglib-location&gt;/WEB-INF/tld/liferay-portlet.tld&lt;/taglib-location&gt;</text:p>
      <text:p text:style-name="P11">&lt;/taglib&gt;</text:p>
      <text:p text:style-name="P11">其中,&lt;listener&gt;节点是增加一个监听器,以便 Liferay Portal 监听所有针对 Portlet 的操</text:p>
      <text:p text:style-name="P11">作。&lt;servlet&gt;以及&lt;servlet-mapping&gt;是将上述两个 Portlet 类加入 Servlet 容器中。Portlet 类实</text:p>
      <text:p text:style-name="P11">48Liferay Portal</text:p>
      <text:p text:style-name="P11">质上也是 Servlet。&lt;tablib&gt;是将 Liferay Portal 标签库加入列表中,以便 JSP 调用。</text:p>
      <text:p text:style-name="P11">第六节</text:p>
      <text:p text:style-name="P11">创建 Liferay Portal 部署描述文件</text:p>
      <text:p text:style-name="P11">修改完 web.xml 之后,还要创建 2.6 所说的三个 Portlet 部署描述文件:portlet.xml、</text:p>
      <text:p text:style-name="P11">liferay-portlet.xml、liferay-display.xml。</text:p>
      <text:p text:style-name="P11">1、portlet.xml</text:p>
      <text:p text:style-name="P11">portlet.xml 定义 Portlet 的初始化信息。这里,我们在 portlet.xml 中增加两个 Portlet 节点,</text:p>
      <text:p text:style-name="P11">分别代表 HelloWorldPortlet 和 HelloJSPPortlet。其中,HelloWorldPortlet 支持 PringWriter 输</text:p>
      <text:p text:style-name="P11">出,HelloJSPPortlet 支持 JSP 输出;两者都支持浏览和编辑两种模式。HelloJSPPortlet 需要</text:p>
      <text:p text:style-name="P11"><text:soft-page-break/>定义两个 init 参数,告诉系统 JSP 文件的位置。</text:p>
      <text:p text:style-name="P11">&lt;portlet&gt;</text:p>
      <text:p text:style-name="P11">&lt;portlet-name&gt;HelloWorldPortlet&lt;/portlet-name&gt;</text:p>
      <text:p text:style-name="P11">&lt;display-name&gt;HelloWorldPortlet&lt;/display-name&gt;</text:p>
      <text:p text:style-name="P11">&lt;portlet-class&gt;com.educhina.portal.HelloWorldPortlet&lt;/portlet-class&gt;</text:p>
      <text:p text:style-name="P11">&lt;expiration-cache&gt;0&lt;/expiration-cache&gt;</text:p>
      <text:p text:style-name="P11">&lt;supports&gt;</text:p>
      <text:p text:style-name="P11">&lt;mime-type&gt;text/html&lt;/mime-type&gt;</text:p>
      <text:p text:style-name="P11">&lt;/supports&gt;</text:p>
      <text:p text:style-name="P11">&lt;supports&gt;</text:p>
      <text:p text:style-name="P11">&lt;mime-type&gt;text/html&lt;/mime-type&gt;</text:p>
      <text:p text:style-name="P11">&lt;Portlet-mode&gt;edit&lt;/Portlet-mode&gt;</text:p>
      <text:p text:style-name="P11">&lt;/supports&gt;</text:p>
      <text:p text:style-name="P11">&lt;portlet-info&gt;</text:p>
      <text:p text:style-name="P11">&lt;title&gt;HelloWorldPortlet&lt;/title&gt;</text:p>
      <text:p text:style-name="P11">&lt;short-title&gt;HelloWorldPortlet&lt;/short-title&gt;</text:p>
      <text:p text:style-name="P11">&lt;keywords&gt;HelloWorldPortlet&lt;/keywords&gt;</text:p>
      <text:p text:style-name="P11">&lt;/portlet-info&gt;</text:p>
      <text:p text:style-name="P11">&lt;security-role-ref&gt;</text:p>
      <text:p text:style-name="P11">&lt;role-name&gt;guest&lt;/role-name&gt;</text:p>
      <text:p text:style-name="P11">&lt;/security-role-ref&gt;</text:p>
      <text:p text:style-name="P11">&lt;security-role-ref&gt;</text:p>
      <text:p text:style-name="P11">&lt;role-name&gt;power-user&lt;/role-name&gt;</text:p>
      <text:p text:style-name="P11">&lt;/security-role-ref&gt;</text:p>
      <text:p text:style-name="P11">&lt;security-role-ref&gt;</text:p>
      <text:p text:style-name="P11">&lt;role-name&gt;user&lt;/role-name&gt;</text:p>
      <text:p text:style-name="P11">&lt;/security-role-ref&gt;</text:p>
      <text:p text:style-name="P11">&lt;/portlet&gt;</text:p>
      <text:p text:style-name="P11">49Liferay Portal</text:p>
      <text:p text:style-name="P11">&lt;portlet&gt;</text:p>
      <text:p text:style-name="P11">&lt;portlet-name&gt;HelloJSPPortlet&lt;/portlet-name&gt;</text:p>
      <text:p text:style-name="P11">&lt;display-name&gt;HelloJSPPortlet&lt;/display-name&gt;</text:p>
      <text:p text:style-name="P11">&lt;portlet-class&gt;com.educhina.portal.HelloJSPPortlet&lt;/portlet-class&gt;</text:p>
      <text:p text:style-name="P11">&lt;init-param&gt;</text:p>
      <text:p text:style-name="P11"><text:soft-page-break/>&lt;name&gt;view-jsp&lt;/name&gt;</text:p>
      <text:p text:style-name="P11">&lt;value&gt;/view.jsp&lt;/value&gt;</text:p>
      <text:p text:style-name="P11">&lt;/init-param&gt;</text:p>
      <text:p text:style-name="P11">&lt;init-param&gt;</text:p>
      <text:p text:style-name="P11">&lt;name&gt;edit-jsp&lt;/name&gt;</text:p>
      <text:p text:style-name="P11">&lt;value&gt;/edit.jsp&lt;/value&gt;</text:p>
      <text:p text:style-name="P11">&lt;/init-param&gt;</text:p>
      <text:p text:style-name="P11">&lt;expiration-cache&gt;0&lt;/expiration-cache&gt;</text:p>
      <text:p text:style-name="P11">&lt;supports&gt;</text:p>
      <text:p text:style-name="P11">&lt;mime-type&gt;text/html&lt;/mime-type&gt;</text:p>
      <text:p text:style-name="P11">&lt;/supports&gt;</text:p>
      <text:p text:style-name="P11">&lt;supports&gt;</text:p>
      <text:p text:style-name="P11">&lt;mime-type&gt;text/html&lt;/mime-type&gt;</text:p>
      <text:p text:style-name="P11">&lt;Portlet-mode&gt;edit&lt;/Portlet-mode&gt;</text:p>
      <text:p text:style-name="P11">&lt;/supports&gt;</text:p>
      <text:p text:style-name="P11">&lt;portlet-info&gt;</text:p>
      <text:p text:style-name="P11">&lt;title&gt;HelloJSPPortlet&lt;/title&gt;</text:p>
      <text:p text:style-name="P11">&lt;short-title&gt;HelloJSPPortlet&lt;/short-title&gt;</text:p>
      <text:p text:style-name="P11">&lt;keywords&gt;HelloJSPPortlet&lt;/keywords&gt;</text:p>
      <text:p text:style-name="P11">&lt;/portlet-info&gt;</text:p>
      <text:p text:style-name="P11">&lt;security-role-ref&gt;</text:p>
      <text:p text:style-name="P11">&lt;role-name&gt;guest&lt;/role-name&gt;</text:p>
      <text:p text:style-name="P11">&lt;/security-role-ref&gt;</text:p>
      <text:p text:style-name="P11">&lt;security-role-ref&gt;</text:p>
      <text:p text:style-name="P11">&lt;role-name&gt;power-user&lt;/role-name&gt;</text:p>
      <text:p text:style-name="P11">&lt;/security-role-ref&gt;</text:p>
      <text:p text:style-name="P11">&lt;security-role-ref&gt;</text:p>
      <text:p text:style-name="P11">&lt;role-name&gt;user&lt;/role-name&gt;</text:p>
      <text:p text:style-name="P11">&lt;/security-role-ref&gt;</text:p>
      <text:p text:style-name="P11">&lt;/portlet&gt;</text:p>
      <text:p text:style-name="P11">2、liferay-Portlet.xml</text:p>
      <text:p text:style-name="P11">Liferay-Portlet.xml 主要定义 Portlet 的模板、实例总数、是否允许重复定义等。同样的,</text:p>
      <text:p text:style-name="P11">我们增加了两个&lt;Portlet&gt;节点,代表 HelloWorldPortlet 和 HelloJSPPortlet。</text:p>
      <text:p text:style-name="P11">50Liferay Portal</text:p>
      <text:p text:style-name="P11"><text:soft-page-break/>&lt;?xml version="1.0"?&gt;</text:p>
      <text:p text:style-name="P11">&lt;!DOCTYPE liferay-Portlet-app PUBLIC "-//Liferay//DTD Portlet</text:p>
      <text:p text:style-name="P11">3.5.0//EN" "http://www.liferay.com/dtd/liferay-Portlet-app_3_5_0.dtd"&gt;</text:p>
      <text:p text:style-name="P11">&lt;liferay-portlet-app&gt;</text:p>
      <text:p text:style-name="P11">&lt;portlet&gt;</text:p>
      <text:p text:style-name="P11">&lt;portlet-name&gt;HelloWorldPortlet&lt;/portlet-name&gt;</text:p>
      <text:p text:style-name="P11">&lt;struts-path&gt;HelloWorldPortlet&lt;/struts-path&gt;</text:p>
      <text:p text:style-name="P11">&lt;use-default-template&gt;true&lt;/use-default-template&gt;</text:p>
      <text:p text:style-name="P11">&lt;instanceable&gt;true&lt;/instanceable&gt;</text:p>
      <text:p text:style-name="P11">&lt;/portlet&gt;</text:p>
      <text:p text:style-name="P11">&lt;portlet&gt;</text:p>
      <text:p text:style-name="P11">&lt;portlet-name&gt;HelloJSPPortlet&lt;/portlet-name&gt;</text:p>
      <text:p text:style-name="P11">&lt;struts-path&gt;HelloJSPPortlet&lt;/struts-path&gt;</text:p>
      <text:p text:style-name="P11">&lt;use-default-template&gt;true&lt;/use-default-template&gt;</text:p>
      <text:p text:style-name="P11">&lt;instanceable&gt;true&lt;/instanceable&gt;</text:p>
      <text:p text:style-name="P11">&lt;/portlet&gt;</text:p>
      <text:p text:style-name="P11">&lt;role-mapper&gt;</text:p>
      <text:p text:style-name="P11">&lt;role-name&gt;administrator&lt;/role-name&gt;</text:p>
      <text:p text:style-name="P11">&lt;role-link&gt;Administrator&lt;/role-link&gt;</text:p>
      <text:p text:style-name="P11">&lt;/role-mapper&gt;</text:p>
      <text:p text:style-name="P11">&lt;role-mapper&gt;</text:p>
      <text:p text:style-name="P11">&lt;role-name&gt;guest&lt;/role-name&gt;</text:p>
      <text:p text:style-name="P11">&lt;role-link&gt;Guest&lt;/role-link&gt;</text:p>
      <text:p text:style-name="P11">&lt;/role-mapper&gt;</text:p>
      <text:p text:style-name="P11">&lt;role-mapper&gt;</text:p>
      <text:p text:style-name="P11">&lt;role-name&gt;power-user&lt;/role-name&gt;</text:p>
      <text:p text:style-name="P11">&lt;role-link&gt;Power User&lt;/role-link&gt;</text:p>
      <text:p text:style-name="P11">&lt;/role-mapper&gt;</text:p>
      <text:p text:style-name="P11">&lt;role-mapper&gt;</text:p>
      <text:p text:style-name="P11">&lt;role-name&gt;user&lt;/role-name&gt;</text:p>
      <text:p text:style-name="P11">&lt;role-link&gt;User&lt;/role-link&gt;</text:p>
      <text:p text:style-name="P11">&lt;/role-mapper&gt;</text:p>
      <text:p text:style-name="P11">&lt;/liferay-portlet-app&gt;</text:p>
      <text:p text:style-name="P11">Application</text:p>
      <text:p text:style-name="P11"><text:soft-page-break/>3、liferay-display.xml</text:p>
      <text:p text:style-name="P11">liferay-display.xml 定义 Portlet 所属类别。Liferay Portal 默认定义了一个 category.test 类</text:p>
      <text:p text:style-name="P11">别,这里,我们将 HelloWorldPortlet 和 HelloJSPPortlet 归属到 category.test。</text:p>
      <text:p text:style-name="P11">51Liferay Portal</text:p>
      <text:p text:style-name="P11">&lt;?xml version="1.0"?&gt;</text:p>
      <text:p text:style-name="P11">&lt;!DOCTYPE</text:p>
      <text:p text:style-name="P11">display</text:p>
      <text:p text:style-name="P11">PUBLIC</text:p>
      <text:p text:style-name="P11">"-//Liferay//DTD</text:p>
      <text:p text:style-name="P11">"http://www.liferay.com/dtd/liferay-display_3_5_0.dtd"&gt;</text:p>
      <text:p text:style-name="P11">&lt;display&gt;</text:p>
      <text:p text:style-name="P11">&lt;category name="category.test"&gt;</text:p>
      <text:p text:style-name="P11">&lt;portlet id="HelloWorldPortlet" /&gt;</text:p>
      <text:p text:style-name="P11">&lt;portlet id="HelloJSPPortlet" /&gt;</text:p>
      <text:p text:style-name="P11">&lt;/category&gt;</text:p>
      <text:p text:style-name="P11">&lt;/display&gt;</text:p>
      <text:p text:style-name="P11">Display</text:p>
      <text:p text:style-name="P11">3.5.0//EN"</text:p>
      <text:p text:style-name="P11">至此,一个简单的 Portlet 就开发完成了。接下来,我们把它部署到 Liferay Portal 上。</text:p>
      <text:p text:style-name="P11">52Liferay Portal</text:p>
      <text:p text:style-name="P11">第三部分 Liferay Portal 部署</text:p>
      <text:p text:style-name="P11">本部分主要内容</text:p>
      <text:p text:style-name="P11">Portlet 部署 ANT 管理 Portlet</text:p>
      <text:p text:style-name="P11">第四章 部署自己的 Portlet</text:p>
      <text:p text:style-name="P11">Liferay Portal 跟 Tomcat5.0 集成在一起,从本质上讲,liferay-portal-pro-3.6.0-tomcat.zip</text:p>
      <text:p text:style-name="P11">是一个 Tomcat 压缩包,只是其中将 liferay 作为默认应用,并将跟 Portlet 有关的操作都交给</text:p>
      <text:p text:style-name="P11">liferay 应用处理而已。因此,Liferay Portal 支持所有针对 Tomcat5.0 的部署方式,包括:手</text:p>
      <text:p text:style-name="P11">动部署、Ant 部署,并且支持热部署。</text:p>
      <text:p text:style-name="P11">第一节</text:p>
      <text:p text:style-name="P11">手动部署</text:p>
      <text:p text:style-name="P11">手动部署可以采用拷贝文件夹、war 部署、编写部署文件三种方式:</text:p>
      <text:p text:style-name="P11">1、拷贝文件夹:与单纯的 Tomcat 一样,我们可以将{APP_HOME}\webapp 目录拷贝</text:p>
      <text:p text:style-name="P11">到{PORTAL_HOME}\webapps\下,该 webapp 目录名为 TestPortal。启动 Liferay Portal(双击</text:p>
      <text:p text:style-name="P11">{PORTAL_HOME}\bin\startup.bat)即可。</text:p>
      <text:p text:style-name="P11"><text:soft-page-break/>2、war 部署:或者将{APP_HOME}\webapp 打包成 TestPortal.war,拷贝 war 到</text:p>
      <text:p text:style-name="P11">{PORTAL_HOME}\webapps\下,启动 Liferay Portal,让 Tomcat 自动解压。在命令行模式下</text:p>
      <text:p text:style-name="P11">切换到{APP_HOME}\webapp 目录,执行 jar cvf TestPortal.war * 。</text:p>
      <text:p text:style-name="P11">TestPortal.war</text:p>
      <text:p text:style-name="P11">图 4.1-1</text:p>
      <text:p text:style-name="P11">3、编写部署文件:</text:p>
      <text:p text:style-name="P11">{PORTAL_HOME}\conf\Catalina\localhost 目录下,创建 TestPortal.xml 文件,内容如下:</text:p>
      <text:p text:style-name="P11">&lt;Context</text:p>
      <text:p text:style-name="P11">path="/TestPortal"</text:p>
      <text:p text:style-name="P11">docBase="D:\TestPortal\webapp"</text:p>
      <text:p text:style-name="P11">reloadable="true" crossContext="true"&gt;</text:p>
      <text:p text:style-name="P11">&lt;/Context&gt;</text:p>
      <text:p text:style-name="P11">debug="0"</text:p>
      <text:p text:style-name="P11">部署成功后,登录 Liferay Portal,可以在桌面底部的下拉列表中看到 HelloWorldPortlet</text:p>
      <text:p text:style-name="P11">和 HelloJSPPortlet 两个 Portlet。将它们添加到桌面中。</text:p>
      <text:p text:style-name="P11">53Liferay Portal</text:p>
      <text:p text:style-name="P11">图 4.1-2</text:p>
      <text:p text:style-name="P11">第二节</text:p>
      <text:p text:style-name="P11">图 4.1-3</text:p>
      <text:p text:style-name="P11">Ant 自动部署</text:p>
      <text:p text:style-name="P11">确保之前已经安装 Apache Ant,并正确添加 ANT_HOME 到系统环境变量。</text:p>
      <text:p text:style-name="P11">1、拷贝之前打包的 TestPortlet.war 到{APP_HOME}/deploy 目录;</text:p>
      <text:p text:style-name="P11">下 载</text:p>
      <text:p text:style-name="P11">2 、 从 http://prdownloads.sourceforge.net/lportal/Portlet-deployer-3.6.0.xml</text:p>
      <text:p text:style-name="P11">Portlet-deployer-3.6.0.xml 到{APP_HOME}\deploy,改名为build.xml以便Ant自动加载;</text:p>
      <text:p text:style-name="P11">3、确保 JDK1.4.2 和 Ant 1.6 安装成功,并配置到系统环境变量;</text:p>
      <text:p text:style-name="P11">4、确保 Tomcat 或者其他服务器已经正确安装,或者 Liferay Portal 正常安装。</text:p>
      <text:p text:style-name="P11">编辑 build.xml,使其只想你的应用服务器或者 Servlet 容器。比如,</text:p>
      <text:p text:style-name="P11">如果你安装 JBoss+Jetty</text:p>
      <text:p text:style-name="P11">到/opt/liferay 目录,那么编辑 build.xml,确保只有 JBoss+Jetty 部分没有被注释,</text:p>
      <text:p text:style-name="P11">修改 app.server</text:p>
      <text:p text:style-name="P11">属性为/opt/liferay。</text:p>
      <text:p text:style-name="P11">Build.xml 默认是开启 JBoss+Jetty 部分,本文采用的是 Tomcat 集成包,所以将 JBoss+Jetty</text:p>
      <text:p text:style-name="P11">部分注释掉,开始 Tomcat 部分。修改 app.server.dir 属性,指向{PORTAL_HOME}。如下图:</text:p>
      <text:p text:style-name="P11"><text:soft-page-break/>图 4.2-1</text:p>
      <text:p text:style-name="P11">5、命令行切换到到{APP_HOME}/deploy 目录,执行 ant deploy ,系统会自动将</text:p>
      <text:p text:style-name="P11">TestPortal.war 解压,必要时修改 web.xml、portlet.xml 等部署文件,将解压后的 TestPortal</text:p>
      <text:p text:style-name="P11">文件夹拷贝到{PORTAL_HOME}\webapps 目录下。</text:p>
      <text:p text:style-name="P11">启动 Liferay Portal 之前,建议先确认修改后的 web.xml、portlet.xml 等部署文件是否正</text:p>
      <text:p text:style-name="P11">确。</text:p>
      <text:p text:style-name="P11">第三节</text:p>
      <text:p text:style-name="P11">加入 Liferay Portal 自有列表</text:p>
      <text:p text:style-name="P11">之前我们提到过,Liferay Portal 集成了 78 个默认的 Portlet 应用。这些应用都通过</text:p>
      <text:p text:style-name="P11">{PORTAL_HOME}\liferay\WEB-INF\ 目 录 下 的 portlet.xml 、 liferay-portlet.xml 、</text:p>
      <text:p text:style-name="P11">liferay-display.xml 描述。我们只要更改这些描述文件,就可以将我们自己的应用加入到</text:p>
      <text:p text:style-name="P11">Liferay Portal 的 Portlet 列表中了,效果跟手动部署和 Ant 自动部署一样。</text:p>
      <text:p text:style-name="P11">1、拷贝{APP_HOME}\webapp 目录的内容到{PORTAL_HOME}\liferay\html\Portlet 目</text:p>
      <text:p text:style-name="P11">54Liferay Portal</text:p>
      <text:p text:style-name="P11">录下,更改文件夹名称为 TestPortal。</text:p>
      <text:p text:style-name="P11">2、将 TestPortal\WEB-INF\classes 文件夹剪切到{PORTAL_HOME}\liferay\WEB-INF 目</text:p>
      <text:p text:style-name="P11">录下。</text:p>
      <text:p text:style-name="P11">3 、 将 TestPortal\WEB-INF\web.xml 中 &lt;servlet&gt; 、 &lt;servlet-mapping&gt; 的 内 容 合 并 到</text:p>
      <text:p text:style-name="P11">{PORTAL_HOME}\liferay\WEB-INF\web.xml 中。删除 TestPortal\WEB-INF\web.xml。</text:p>
      <text:p text:style-name="P11">4、将 TestPortal\WEB-INF\Portlet.xml 中关于 HelloWorldPortlet 和 HelloJSPPortlet 的</text:p>
      <text:p text:style-name="P11">&lt;portlet&gt; 的 内 容 合 并 到 {PORTAL_HOME}\liferay\WEB-INF\portlet.xml 中 。 删 除</text:p>
      <text:p text:style-name="P11">TestPortal\WEB-INF\ portlet.xml。</text:p>
      <text:p text:style-name="P11">5、将 TestPortal\WEB-INF\liferay-portlet.xml 中关于 HelloWorldPortlet 和 HelloJSPPortlet</text:p>
      <text:p text:style-name="P11">的&lt;portlet&gt;的内容 合并 到{PORTAL_HOME}\liferay\WEB-INF\liferay-portlet.xml 中。 删 除</text:p>
      <text:p text:style-name="P11">TestPortal\WEB-INF\liferay-portlet.xml。</text:p>
      <text:p text:style-name="P11">6、将 TestPortal\WEB-INF\liferay-display.xml 中关于 HelloWorldPortlet 和 HelloJSPPortlet</text:p>
      <text:p text:style-name="P11">的&lt;portlet&gt;的内容合并到{PORTAL_HOME}\liferay\WEB-INF\liferay- display.xml 中。删除</text:p>
      <text:p text:style-name="P11">TestPortal\WEB-INF\ liferay- display.xml。</text:p>
      <text:p text:style-name="P11">这个方法比较复杂,而且不容易扩展和调试,通常不建议采用。</text:p>
      <text:p text:style-name="P11">第四节</text:p>
      <text:p text:style-name="P11">普通 Java Web 应用转化为 Portlet 应用</text:p>
      <text:p text:style-name="P11">随着开发的深入,我们希望能够将原来的 Java Web 应用迁移到 Liferay Portal,构建真</text:p>
      <text:p text:style-name="P11">正的企业门户。Liferay Portal 灵活的二次开发机制,允许用户将各种各样的内容集成到 Portal</text:p>
      <text:p text:style-name="P11">平台上来,消除信息孤岛。将一个 Java Web 应用转化为 Portlet 应用的步骤如下:</text:p>
      <text:p text:style-name="P11"><text:soft-page-break/>1、撰写扩展自 GenericPortlet 的 Portlet 和 JSP 页面。这个 Portlet 可以使用 PrintWriter</text:p>
      <text:p text:style-name="P11">输出或者调用 JSP 页面输出方式。通常,如果 Java Web 应用是采用 MVC 三层模式,那么</text:p>
      <text:p text:style-name="P11">只需要更改 View 层就可以了。</text:p>
      <text:p text:style-name="P11">2、修改 web.xml,增加 2.6.1 所述的 Portlet 监听器和 Portlet 标签库,增加针对上步骤</text:p>
      <text:p text:style-name="P11">所写的 servlet 和 servlet 映射。</text:p>
      <text:p text:style-name="P11">&lt;servlet&gt;</text:p>
      <text:p text:style-name="P11">&lt;servlet-name&gt;yourPortlet&lt;/servlet-name&gt;</text:p>
      <text:p text:style-name="P11">&lt;servlet-class&gt;com.liferay.portal.servlet.PortletServlet&lt;/servlet-class&gt;</text:p>
      <text:p text:style-name="P11">&lt;init-param&gt;</text:p>
      <text:p text:style-name="P11">&lt;param-name&gt;portlet-class&lt;/param-name&gt;</text:p>
      <text:p text:style-name="P11">&lt;param-value&gt;full.name.of.yourPortlet&lt;/param-value&gt;</text:p>
      <text:p text:style-name="P11">&lt;/init-param&gt;</text:p>
      <text:p text:style-name="P11">&lt;load-on-startup&gt;0&lt;/load-on-startup&gt;</text:p>
      <text:p text:style-name="P11">&lt;/servlet&gt;</text:p>
      <text:p text:style-name="P11">&lt;servlet-mapping&gt;</text:p>
      <text:p text:style-name="P11">&lt;servlet-name&gt;yourPortlet&lt;/servlet-name&gt;</text:p>
      <text:p text:style-name="P11">&lt;url-pattern&gt;/yourPortlet/*&lt;/url-pattern&gt;</text:p>
      <text:p text:style-name="P11">&lt;/servlet-mapping&gt;</text:p>
      <text:p text:style-name="P11">3、创建 portlet.xml,增加相应的 Portlet 定义信息,规范参考 2.6.2。</text:p>
      <text:p text:style-name="P11">4、创建 liferay-portlet.xml,增加相应的 Portlet 定义信息,规范参考 2.6.3。</text:p>
      <text:p text:style-name="P11">5、创建 liferay-display.xml,增加相应的 Portlet 类别定义信息,规范参考 2.6.4。</text:p>
      <text:p text:style-name="P11">55Liferay Portal</text:p>
      <text:p text:style-name="P11">6、拷贝 portlet.jar 和 liferay-Portlet.tld 到当前应用。其中,portlet.jar 是 Portlet API 包,</text:p>
      <text:p text:style-name="P11">作用类似 servlet-api.jar,位于{PORTAL_HOME}\common\lib\ext\liferay-portlet.tld 是 Liferay</text:p>
      <text:p text:style-name="P11">Portal 提供的 Portlet 标签库。</text:p>
      <text:p text:style-name="P11">7、选择适当的部署方式,将修改后的 Java Web 应用部署到 Portlet 平台上。</text:p>
      <text:p text:style-name="P11">56Liferay Portal</text:p>
      <text:p text:style-name="P11">第四部分 附录</text:p>
      <text:p text:style-name="P11">本部分主要内容</text:p>
      <text:p text:style-name="P11">资源网站 Portlet 范例 参考资料 后序</text:p>
      <text:p text:style-name="P11">第五章 相关资源</text:p>
      <text:p text:style-name="P11">作为一个开源的门户产品,Liferay Portal 已经比较成熟,有比较齐全的文档。随着应用</text:p>
      <text:p text:style-name="P11">的深入,开源免费的中文化文档也在陆续出现。</text:p>
      <text:p text:style-name="P11">第一节 资源网站</text:p>
      <text:p text:style-name="P11"><text:soft-page-break/>Liferay Portal 官方网站:http://www.liferay.com</text:p>
      <text:p text:style-name="P11">Liferay Portal 中文网站:http://www.liferay.cn</text:p>
      <text:p text:style-name="P11">Liferay Portal 论坛:http://forums.liferay.com</text:p>
      <text:p text:style-name="P11">Tracker : http://support.liferay.com</text:p>
      <text:p text:style-name="P11">邮件列表:http://sourceforge.net/mailarchive/forum.php?forum=lportal-development</text:p>
      <text:p text:style-name="P11">JavaLobby专题:http://www.javalobby.org/articles/liferay/</text:p>
      <text:p text:style-name="P11">OSQS专题:http://cstsolaris.cst.nait.ab.ca/ist410/gerry/liferay/index.jsp</text:p>
      <text:p text:style-name="P11">Leonardsoko1 专题:http://www.leonardsokol.com/liferay/</text:p>
      <text:p text:style-name="P11">Developer专题:http://www.developer.com/java/web/article.php/10935_3372881_1</text:p>
      <text:p text:style-name="P11">第二节</text:p>
      <text:p text:style-name="P11">示例</text:p>
      <text:p text:style-name="P11">Liferay Portal 随程序包提供了丰富的 documentation,其中的 Portlet Examples 对 Portal</text:p>
      <text:p text:style-name="P11">内置的 Hello World、IFrame、Calendar、Message Boards、Mail 五个 Portlet 进行了比较详细</text:p>
      <text:p text:style-name="P11">的解说。启动 Liferay Portal 后,浏览这里:</text:p>
      <text:p text:style-name="P11">http://localhost/web/guest/documentation/development/Portlet</text:p>
      <text:p text:style-name="P11">另外,Liferay Portal 还在官方网站上提供了 Sample Layout Template、Sample Portlet、</text:p>
      <text:p text:style-name="P11">Sample Themes 供下载。其中,Sample Portlet 包括 Sample JSP Portlet、Sample Struts Portlet、</text:p>
      <text:p text:style-name="P11">Sample JSF SUN Portlet、Sample JSF MyFaces Portlet。浏览这里:</text:p>
      <text:p text:style-name="P11">http://localhost/web/guest/downloads/sample_Portlet</text:p>
      <text:p text:style-name="P11">57Liferay Portal</text:p>
      <text:p text:style-name="P11">第六章 参考资料</text:p>
      <text:p text:style-name="P11">1、文档</text:p>
      <text:p text:style-name="P11">《JSR168 PORLET 标准手册汉化整理》</text:p>
      <text:p text:style-name="P11">《Portlet 应用开发(JSR168)》</text:p>
      <text:p text:style-name="P11">《(原创翻译)Liferay-Portal 架构》</text:p>
      <text:p text:style-name="P11">2、网站</text:p>
      <text:p text:style-name="P11">http://www.liferay.com</text:p>
      <text:p text:style-name="P11">http://www.liferay.cn</text:p>
      <text:p text:style-name="P11">作者:Jini 等</text:p>
      <text:p text:style-name="P11">作者:Terry Lee</text:p>
      <text:p text:style-name="P11">作者:eamoi</text:p>
      <text:p text:style-name="P11">后序</text:p>
      <text:p text:style-name="P11">研究 Liferay Portal 属于半路出家。从开始到本文完成,俩月有余。作为一个开源的 Portal</text:p>
      <text:p text:style-name="P11">产品,Liferay 的确值得称许,虽然还有不少 bug。在本文截稿的时候,Liferay Portal V3.6.1</text:p>
      <text:p text:style-name="P11"><text:soft-page-break/>已经发版,新版本在拖拉 Portlet、Spring 远程传输和布局热部署方面有比较大的提升。本文</text:p>
      <text:p text:style-name="P11">不会就此终结,暂称 V1.0,作为前段工作的总结。本文的用户策略部分参考了同事 Kevin</text:p>
      <text:p text:style-name="P11">的文档,特此感谢。</text:p>
      <text:p text:style-name="P11">PS:写文章真的很费脑筋。</text:p>
      <text:p text:style-name="P11">5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 Neue" svg:font-family="'Helvetica Neue', Helvetica, Tahoma, Arial, STXihei, 'Microsoft YaHei', sans-serif"/>
    <style:font-face style:name="Lohit Devanagari1" svg:font-family="'Lohit Devanagari'"/>
    <style:font-face style:name="Microsoft YaHei" svg:font-family="'Microsoft YaHei', Helvetica, Arial, 'Lucida Grande', Tahoma, sans-serif"/>
    <style:font-face style:name="Segoe UI Local" svg:font-family="'Segoe UI Local', 'Segoe WP', 'Segoe UI Web', SkypeUISymbol, Tahoma, 'Helvetica Neue', Helvetica, 'Meiryo UI', Meiryo, 'Arial Unicode MS'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6:49:23.125997787</meta:creation-date>
    <dc:date>2016-05-24T16:04:49.603511506</dc:date>
    <meta:editing-duration>PT5H47M7S</meta:editing-duration>
    <meta:editing-cycles>63</meta:editing-cycles>
    <meta:generator>LibreOffice/4.2.6.3$Linux_X86_64 LibreOffice_project/420$Build-3</meta:generator>
    <meta:document-statistic meta:table-count="0" meta:image-count="0" meta:object-count="0" meta:page-count="48" meta:paragraph-count="1572" meta:word-count="18856" meta:character-count="59251" meta:non-whitespace-character-count="54447"/>
  </office:meta>
</office:document-meta>
</file>